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9.69pt"/>
    </style:style>
    <style:style style:name="co6" style:family="table-column">
      <style:table-column-properties fo:break-before="auto" style:column-width="128.1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0.14pt"/>
    </style:style>
    <style:style style:name="co10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ingle_dim_zero_r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isk free rate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R10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-0.0799999999999983" calcext:value-type="float">
            <text:p>-0.08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-0.110000000000003" calcext:value-type="float">
            <text:p>-0.1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0.0900000000000034" calcext:value-type="float">
            <text:p>0.09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0.00999999999999801" calcext:value-type="float">
            <text:p>0.0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-0.0500000000000007" calcext:value-type="float">
            <text:p>-0.0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0.100000000000001" calcext:value-type="float">
            <text:p>0.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0.199999999999999" calcext:value-type="float">
            <text:p>0.2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-0.190000000000001" calcext:value-type="float">
            <text:p>-0.19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0.0500000000000007" calcext:value-type="float">
            <text:p>0.0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-0.140000000000001" calcext:value-type="float">
            <text:p>-0.1400</text:p>
          </table:table-cell>
          <table:table-cell table:formula="of:=AVERAGE([.E3:.E12])" office:value-type="float" office:value="-0.0120000000000001" calcext:value-type="float">
            <text:p>-0.0120</text:p>
          </table:table-cell>
          <table:table-cell table:formula="of:=(([.E12]-[.F12])*([.E12]-[.F12])+([.E11]-[.F12])*([.E11]-[.F12])+([.E10]-[.F12])*([.E10]-[.F12])+([.E9]-[.F12])*([.E9]-[.F12])+([.E8]-[.F12])*([.E8]-[.F12])+([.E7]-[.F12])*([.E7]-[.F12])+([.E6]-[.F12])*([.E6]-[.F12])+([.E5]-[.F12])*([.E5]-[.F12])+([.E4]-[.F12])*([.E4]-[.F12])+([.E3]-[.F12])*([.E3]-[.F12]))/10" office:value-type="float" office:value="0.0135960000000002" calcext:value-type="float">
            <text:p>0.013596</text:p>
          </table:table-cell>
          <table:table-cell table:formula="of:=[.F12]/SQRT([.G12])" office:value-type="float" office:value="-0.102914286652416" calcext:value-type="float">
            <text:p>-0.1029142867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0.240000000000002" calcext:value-type="float">
            <text:p>0.2400</text:p>
          </table:table-cell>
          <table:table-cell table:formula="of:=AVERAGE([.E4:.E13])" office:value-type="float" office:value="0.0199999999999999" calcext:value-type="float">
            <text:p>0.0200</text:p>
          </table:table-cell>
          <table:table-cell table:formula="of:=(([.E13]-[.F13])*([.E13]-[.F13])+([.E12]-[.F13])*([.E12]-[.F13])+([.E11]-[.F13])*([.E11]-[.F13])+([.E10]-[.F13])*([.E10]-[.F13])+([.E9]-[.F13])*([.E9]-[.F13])+([.E8]-[.F13])*([.E8]-[.F13])+([.E7]-[.F13])*([.E7]-[.F13])+([.E6]-[.F13])*([.E6]-[.F13])+([.E5]-[.F13])*([.E5]-[.F13])+([.E4]-[.F13])*([.E4]-[.F13]))/10" office:value-type="float" office:value="0.0184600000000003" calcext:value-type="float">
            <text:p>0.01846</text:p>
          </table:table-cell>
          <table:table-cell table:formula="of:=[.F13]/SQRT([.G13])" office:value-type="float" office:value="0.147202147989414" calcext:value-type="float">
            <text:p>0.147202148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-0.0100000000000016" calcext:value-type="float">
            <text:p>-0.0100</text:p>
          </table:table-cell>
          <table:table-cell table:formula="of:=AVERAGE([.E5:.E14])" office:value-type="float" office:value="0.0300000000000001" calcext:value-type="float">
            <text:p>0.0300</text:p>
          </table:table-cell>
          <table:table-cell table:formula="of:=(([.E14]-[.F14])*([.E14]-[.F14])+([.E13]-[.F14])*([.E13]-[.F14])+([.E12]-[.F14])*([.E12]-[.F14])+([.E11]-[.F14])*([.E11]-[.F14])+([.E10]-[.F14])*([.E10]-[.F14])+([.E9]-[.F14])*([.E9]-[.F14])+([.E8]-[.F14])*([.E8]-[.F14])+([.E7]-[.F14])*([.E7]-[.F14])+([.E6]-[.F14])*([.E6]-[.F14])+([.E5]-[.F14])*([.E5]-[.F14]))/10" office:value-type="float" office:value="0.0167600000000002" calcext:value-type="float">
            <text:p>0.01676</text:p>
          </table:table-cell>
          <table:table-cell table:formula="of:=[.F14]/SQRT([.G14])" office:value-type="float" office:value="0.231731059656547" calcext:value-type="float">
            <text:p>0.2317310597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0.23" calcext:value-type="float">
            <text:p>0.2300</text:p>
          </table:table-cell>
          <table:table-cell table:formula="of:=AVERAGE([.E6:.E15])" office:value-type="float" office:value="0.0439999999999998" calcext:value-type="float">
            <text:p>0.0440</text:p>
          </table:table-cell>
          <table:table-cell table:formula="of:=(([.E15]-[.F15])*([.E15]-[.F15])+([.E14]-[.F15])*([.E14]-[.F15])+([.E13]-[.F15])*([.E13]-[.F15])+([.E12]-[.F15])*([.E12]-[.F15])+([.E11]-[.F15])*([.E11]-[.F15])+([.E10]-[.F15])*([.E10]-[.F15])+([.E9]-[.F15])*([.E9]-[.F15])+([.E8]-[.F15])*([.E8]-[.F15])+([.E7]-[.F15])*([.E7]-[.F15])+([.E6]-[.F15])*([.E6]-[.F15]))/10" office:value-type="float" office:value="0.0202040000000002" calcext:value-type="float">
            <text:p>0.020204</text:p>
          </table:table-cell>
          <table:table-cell table:formula="of:=[.F15]/SQRT([.G15])" office:value-type="float" office:value="0.309552272458592" calcext:value-type="float">
            <text:p>0.3095522725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0.75" calcext:value-type="float">
            <text:p>0.7500</text:p>
          </table:table-cell>
          <table:table-cell table:formula="of:=AVERAGE([.E7:.E16])" office:value-type="float" office:value="0.118" calcext:value-type="float">
            <text:p>0.1180</text:p>
          </table:table-cell>
          <table:table-cell table:formula="of:=(([.E16]-[.F16])*([.E16]-[.F16])+([.E15]-[.F16])*([.E15]-[.F16])+([.E14]-[.F16])*([.E14]-[.F16])+([.E13]-[.F16])*([.E13]-[.F16])+([.E12]-[.F16])*([.E12]-[.F16])+([.E11]-[.F16])*([.E11]-[.F16])+([.E10]-[.F16])*([.E10]-[.F16])+([.E9]-[.F16])*([.E9]-[.F16])+([.E8]-[.F16])*([.E8]-[.F16])+([.E7]-[.F16])*([.E7]-[.F16]))/10" office:value-type="float" office:value="0.0644560000000002" calcext:value-type="float">
            <text:p>0.064456</text:p>
          </table:table-cell>
          <table:table-cell table:formula="of:=[.F16]/SQRT([.G16])" office:value-type="float" office:value="0.464783103981902" calcext:value-type="float">
            <text:p>0.464783104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0.690000000000001" calcext:value-type="float">
            <text:p>0.6900</text:p>
          </table:table-cell>
          <table:table-cell table:formula="of:=AVERAGE([.E8:.E17])" office:value-type="float" office:value="0.192" calcext:value-type="float">
            <text:p>0.1920</text:p>
          </table:table-cell>
          <table:table-cell table:formula="of:=(([.E17]-[.F17])*([.E17]-[.F17])+([.E16]-[.F17])*([.E16]-[.F17])+([.E15]-[.F17])*([.E15]-[.F17])+([.E14]-[.F17])*([.E14]-[.F17])+([.E13]-[.F17])*([.E13]-[.F17])+([.E12]-[.F17])*([.E12]-[.F17])+([.E11]-[.F17])*([.E11]-[.F17])+([.E10]-[.F17])*([.E10]-[.F17])+([.E9]-[.F17])*([.E9]-[.F17])+([.E8]-[.F17])*([.E8]-[.F17]))/10" office:value-type="float" office:value="0.0888760000000003" calcext:value-type="float">
            <text:p>0.088876</text:p>
          </table:table-cell>
          <table:table-cell table:formula="of:=[.F17]/SQRT([.G17])" office:value-type="float" office:value="0.644034271697362" calcext:value-type="float">
            <text:p>0.6440342717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-0.300000000000001" calcext:value-type="float">
            <text:p>-0.3000</text:p>
          </table:table-cell>
          <table:table-cell table:formula="of:=AVERAGE([.E9:.E18])" office:value-type="float" office:value="0.152" calcext:value-type="float">
            <text:p>0.1520</text:p>
          </table:table-cell>
          <table:table-cell table:formula="of:=(([.E18]-[.F18])*([.E18]-[.F18])+([.E17]-[.F18])*([.E17]-[.F18])+([.E16]-[.F18])*([.E16]-[.F18])+([.E15]-[.F18])*([.E15]-[.F18])+([.E14]-[.F18])*([.E14]-[.F18])+([.E13]-[.F18])*([.E13]-[.F18])+([.E12]-[.F18])*([.E12]-[.F18])+([.E11]-[.F18])*([.E11]-[.F18])+([.E10]-[.F18])*([.E10]-[.F18])+([.E9]-[.F18])*([.E9]-[.F18]))/10" office:value-type="float" office:value="0.110636" calcext:value-type="float">
            <text:p>0.110636</text:p>
          </table:table-cell>
          <table:table-cell table:formula="of:=[.F18]/SQRT([.G18])" office:value-type="float" office:value="0.456978065777038" calcext:value-type="float">
            <text:p>0.4569780658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0.0799999999999983" calcext:value-type="float">
            <text:p>0.0800</text:p>
          </table:table-cell>
          <table:table-cell table:formula="of:=AVERAGE([.E10:.E19])" office:value-type="float" office:value="0.14" calcext:value-type="float">
            <text:p>0.1400</text:p>
          </table:table-cell>
          <table:table-cell table:formula="of:=(([.E19]-[.F19])*([.E19]-[.F19])+([.E18]-[.F19])*([.E18]-[.F19])+([.E17]-[.F19])*([.E17]-[.F19])+([.E16]-[.F19])*([.E16]-[.F19])+([.E15]-[.F19])*([.E15]-[.F19])+([.E14]-[.F19])*([.E14]-[.F19])+([.E13]-[.F19])*([.E13]-[.F19])+([.E12]-[.F19])*([.E12]-[.F19])+([.E11]-[.F19])*([.E11]-[.F19])+([.E10]-[.F19])*([.E10]-[.F19]))/10" office:value-type="float" office:value="0.11078" calcext:value-type="float">
            <text:p>0.11078</text:p>
          </table:table-cell>
          <table:table-cell table:formula="of:=[.F19]/SQRT([.G19])" office:value-type="float" office:value="0.420627202145426" calcext:value-type="float">
            <text:p>0.4206272021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0.120000000000001" calcext:value-type="float">
            <text:p>0.1200</text:p>
          </table:table-cell>
          <table:table-cell table:formula="of:=AVERAGE([.E11:.E20])" office:value-type="float" office:value="0.171" calcext:value-type="float">
            <text:p>0.1710</text:p>
          </table:table-cell>
          <table:table-cell table:formula="of:=(([.E20]-[.F20])*([.E20]-[.F20])+([.E19]-[.F20])*([.E19]-[.F20])+([.E18]-[.F20])*([.E18]-[.F20])+([.E17]-[.F20])*([.E17]-[.F20])+([.E16]-[.F20])*([.E16]-[.F20])+([.E15]-[.F20])*([.E15]-[.F20])+([.E14]-[.F20])*([.E14]-[.F20])+([.E13]-[.F20])*([.E13]-[.F20])+([.E12]-[.F20])*([.E12]-[.F20])+([.E11]-[.F20])*([.E11]-[.F20]))/10" office:value-type="float" office:value="0.0989690000000003" calcext:value-type="float">
            <text:p>0.098969</text:p>
          </table:table-cell>
          <table:table-cell table:formula="of:=[.F20]/SQRT([.G20])" office:value-type="float" office:value="0.543558785171188" calcext:value-type="float">
            <text:p>0.5435587852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-0.32" calcext:value-type="float">
            <text:p>-0.3200</text:p>
          </table:table-cell>
          <table:table-cell table:formula="of:=AVERAGE([.E12:.E21])" office:value-type="float" office:value="0.134" calcext:value-type="float">
            <text:p>0.1340</text:p>
          </table:table-cell>
          <table:table-cell table:formula="of:=(([.E21]-[.F21])*([.E21]-[.F21])+([.E20]-[.F21])*([.E20]-[.F21])+([.E19]-[.F21])*([.E19]-[.F21])+([.E18]-[.F21])*([.E18]-[.F21])+([.E17]-[.F21])*([.E17]-[.F21])+([.E16]-[.F21])*([.E16]-[.F21])+([.E15]-[.F21])*([.E15]-[.F21])+([.E14]-[.F21])*([.E14]-[.F21])+([.E13]-[.F21])*([.E13]-[.F21])+([.E12]-[.F21])*([.E12]-[.F21]))/10" office:value-type="float" office:value="0.120244" calcext:value-type="float">
            <text:p>0.120244</text:p>
          </table:table-cell>
          <table:table-cell table:formula="of:=[.F21]/SQRT([.G21])" office:value-type="float" office:value="0.386432007323697" calcext:value-type="float">
            <text:p>0.3864320073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0.190000000000001" calcext:value-type="float">
            <text:p>0.1900</text:p>
          </table:table-cell>
          <table:table-cell table:formula="of:=AVERAGE([.E13:.E22])" office:value-type="float" office:value="0.167" calcext:value-type="float">
            <text:p>0.1670</text:p>
          </table:table-cell>
          <table:table-cell table:formula="of:=(([.E22]-[.F22])*([.E22]-[.F22])+([.E21]-[.F22])*([.E21]-[.F22])+([.E20]-[.F22])*([.E20]-[.F22])+([.E19]-[.F22])*([.E19]-[.F22])+([.E18]-[.F22])*([.E18]-[.F22])+([.E17]-[.F22])*([.E17]-[.F22])+([.E16]-[.F22])*([.E16]-[.F22])+([.E15]-[.F22])*([.E15]-[.F22])+([.E14]-[.F22])*([.E14]-[.F22])+([.E13]-[.F22])*([.E13]-[.F22]))/10" office:value-type="float" office:value="0.111961" calcext:value-type="float">
            <text:p>0.111961</text:p>
          </table:table-cell>
          <table:table-cell table:formula="of:=[.F22]/SQRT([.G22])" office:value-type="float" office:value="0.499094847941021" calcext:value-type="float">
            <text:p>0.4990948479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office:value-type="float" office:value="0" calcext:value-type="float">
            <text:p>0</text:p>
          </table:table-cell>
          <table:table-cell table:formula="of:=[.C23]-[.D23]" office:value-type="float" office:value="0.0500000000000007" calcext:value-type="float">
            <text:p>0.0500</text:p>
          </table:table-cell>
          <table:table-cell table:formula="of:=AVERAGE([.E14:.E23])" office:value-type="float" office:value="0.148" calcext:value-type="float">
            <text:p>0.1480</text:p>
          </table:table-cell>
          <table:table-cell table:formula="of:=(([.E23]-[.F23])*([.E23]-[.F23])+([.E22]-[.F23])*([.E22]-[.F23])+([.E21]-[.F23])*([.E21]-[.F23])+([.E20]-[.F23])*([.E20]-[.F23])+([.E19]-[.F23])*([.E19]-[.F23])+([.E18]-[.F23])*([.E18]-[.F23])+([.E17]-[.F23])*([.E17]-[.F23])+([.E16]-[.F23])*([.E16]-[.F23])+([.E15]-[.F23])*([.E15]-[.F23])+([.E14]-[.F23])*([.E14]-[.F23]))/10" office:value-type="float" office:value="0.112436" calcext:value-type="float">
            <text:p>0.112436</text:p>
          </table:table-cell>
          <table:table-cell table:formula="of:=[.F23]/SQRT([.G23])" office:value-type="float" office:value="0.441376312460607" calcext:value-type="float">
            <text:p>0.4413763125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-0.220000000000002" calcext:value-type="float">
            <text:p>-0.2200</text:p>
          </table:table-cell>
          <table:table-cell table:formula="of:=AVERAGE([.E15:.E24])" office:value-type="float" office:value="0.127" calcext:value-type="float">
            <text:p>0.1270</text:p>
          </table:table-cell>
          <table:table-cell table:formula="of:=(([.E24]-[.F24])*([.E24]-[.F24])+([.E23]-[.F24])*([.E23]-[.F24])+([.E22]-[.F24])*([.E22]-[.F24])+([.E21]-[.F24])*([.E21]-[.F24])+([.E20]-[.F24])*([.E20]-[.F24])+([.E19]-[.F24])*([.E19]-[.F24])+([.E18]-[.F24])*([.E18]-[.F24])+([.E17]-[.F24])*([.E17]-[.F24])+([.E16]-[.F24])*([.E16]-[.F24])+([.E15]-[.F24])*([.E15]-[.F24]))/10" office:value-type="float" office:value="0.123041" calcext:value-type="float">
            <text:p>0.123041</text:p>
          </table:table-cell>
          <table:table-cell table:formula="of:=[.F24]/SQRT([.G24])" office:value-type="float" office:value="0.362058539243126" calcext:value-type="float">
            <text:p>0.3620585392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office:value-type="float" office:value="0" calcext:value-type="float">
            <text:p>0</text:p>
          </table:table-cell>
          <table:table-cell table:formula="of:=[.C25]-[.D25]" office:value-type="float" office:value="-0.459999999999997" calcext:value-type="float">
            <text:p>-0.4600</text:p>
          </table:table-cell>
          <table:table-cell table:formula="of:=AVERAGE([.E16:.E25])" office:value-type="float" office:value="0.0580000000000002" calcext:value-type="float">
            <text:p>0.0580</text:p>
          </table:table-cell>
          <table:table-cell table:formula="of:=(([.E25]-[.F25])*([.E25]-[.F25])+([.E24]-[.F25])*([.E24]-[.F25])+([.E23]-[.F25])*([.E23]-[.F25])+([.E22]-[.F25])*([.E22]-[.F25])+([.E21]-[.F25])*([.E21]-[.F25])+([.E20]-[.F25])*([.E20]-[.F25])+([.E19]-[.F25])*([.E19]-[.F25])+([.E18]-[.F25])*([.E18]-[.F25])+([.E17]-[.F25])*([.E17]-[.F25])+([.E16]-[.F25])*([.E16]-[.F25]))/10" office:value-type="float" office:value="0.151676" calcext:value-type="float">
            <text:p>0.151676</text:p>
          </table:table-cell>
          <table:table-cell table:formula="of:=[.F25]/SQRT([.G25])" office:value-type="float" office:value="0.148925669136012" calcext:value-type="float">
            <text:p>0.1489256691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office:value-type="float" office:value="0" calcext:value-type="float">
            <text:p>0</text:p>
          </table:table-cell>
          <table:table-cell table:formula="of:=[.C26]-[.D26]" office:value-type="float" office:value="-0.0899999999999999" calcext:value-type="float">
            <text:p>-0.0900</text:p>
          </table:table-cell>
          <table:table-cell table:formula="of:=AVERAGE([.E17:.E26])" office:value-type="float" office:value="-0.0259999999999998" calcext:value-type="float">
            <text:p>-0.0260</text:p>
          </table:table-cell>
          <table:table-cell table:formula="of:=(([.E26]-[.F26])*([.E26]-[.F26])+([.E25]-[.F26])*([.E25]-[.F26])+([.E24]-[.F26])*([.E24]-[.F26])+([.E23]-[.F26])*([.E23]-[.F26])+([.E22]-[.F26])*([.E22]-[.F26])+([.E21]-[.F26])*([.E21]-[.F26])+([.E20]-[.F26])*([.E20]-[.F26])+([.E19]-[.F26])*([.E19]-[.F26])+([.E18]-[.F26])*([.E18]-[.F26])+([.E17]-[.F26])*([.E17]-[.F26]))/10" office:value-type="float" office:value="0.0989240000000001" calcext:value-type="float">
            <text:p>0.098924</text:p>
          </table:table-cell>
          <table:table-cell table:formula="of:=[.F26]/SQRT([.G26])" office:value-type="float" office:value="-0.0826651605548574" calcext:value-type="float">
            <text:p>-0.0826651606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0.229999999999997" calcext:value-type="float">
            <text:p>0.2300</text:p>
          </table:table-cell>
          <table:table-cell table:formula="of:=AVERAGE([.E18:.E27])" office:value-type="float" office:value="-0.0720000000000002" calcext:value-type="float">
            <text:p>-0.0720</text:p>
          </table:table-cell>
          <table:table-cell table:formula="of:=(([.E27]-[.F27])*([.E27]-[.F27])+([.E26]-[.F27])*([.E26]-[.F27])+([.E25]-[.F27])*([.E25]-[.F27])+([.E24]-[.F27])*([.E24]-[.F27])+([.E23]-[.F27])*([.E23]-[.F27])+([.E22]-[.F27])*([.E22]-[.F27])+([.E21]-[.F27])*([.E21]-[.F27])+([.E20]-[.F27])*([.E20]-[.F27])+([.E19]-[.F27])*([.E19]-[.F27])+([.E18]-[.F27])*([.E18]-[.F27]))/10" office:value-type="float" office:value="0.0520959999999998" calcext:value-type="float">
            <text:p>0.052096</text:p>
          </table:table-cell>
          <table:table-cell table:formula="of:=[.F27]/SQRT([.G27])" office:value-type="float" office:value="-0.315449836754753" calcext:value-type="float">
            <text:p>-0.3154498368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office:value-type="float" office:value="0" calcext:value-type="float">
            <text:p>0</text:p>
          </table:table-cell>
          <table:table-cell table:formula="of:=[.C28]-[.D28]" office:value-type="float" office:value="-0.649999999999999" calcext:value-type="float">
            <text:p>-0.6500</text:p>
          </table:table-cell>
          <table:table-cell table:formula="of:=AVERAGE([.E19:.E28])" office:value-type="float" office:value="-0.107" calcext:value-type="float">
            <text:p>-0.1070</text:p>
          </table:table-cell>
          <table:table-cell table:formula="of:=(([.E28]-[.F28])*([.E28]-[.F28])+([.E27]-[.F28])*([.E27]-[.F28])+([.E26]-[.F28])*([.E26]-[.F28])+([.E25]-[.F28])*([.E25]-[.F28])+([.E24]-[.F28])*([.E24]-[.F28])+([.E23]-[.F28])*([.E23]-[.F28])+([.E22]-[.F28])*([.E22]-[.F28])+([.E21]-[.F28])*([.E21]-[.F28])+([.E20]-[.F28])*([.E20]-[.F28])+([.E19]-[.F28])*([.E19]-[.F28]))/10" office:value-type="float" office:value="0.0790809999999996" calcext:value-type="float">
            <text:p>0.079081</text:p>
          </table:table-cell>
          <table:table-cell table:formula="of:=[.F28]/SQRT([.G28])" office:value-type="float" office:value="-0.380493902471226" calcext:value-type="float">
            <text:p>-0.3804939025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office:value-type="float" office:value="0" calcext:value-type="float">
            <text:p>0</text:p>
          </table:table-cell>
          <table:table-cell table:formula="of:=[.C29]-[.D29]" office:value-type="float" office:value="0.420000000000002" calcext:value-type="float">
            <text:p>0.4200</text:p>
          </table:table-cell>
          <table:table-cell table:formula="of:=AVERAGE([.E20:.E29])" office:value-type="float" office:value="-0.0729999999999997" calcext:value-type="float">
            <text:p>-0.0730</text:p>
          </table:table-cell>
          <table:table-cell table:formula="of:=(([.E29]-[.F29])*([.E29]-[.F29])+([.E28]-[.F29])*([.E28]-[.F29])+([.E27]-[.F29])*([.E27]-[.F29])+([.E26]-[.F29])*([.E26]-[.F29])+([.E25]-[.F29])*([.E25]-[.F29])+([.E24]-[.F29])*([.E24]-[.F29])+([.E23]-[.F29])*([.E23]-[.F29])+([.E22]-[.F29])*([.E22]-[.F29])+([.E21]-[.F29])*([.E21]-[.F29])+([.E20]-[.F29])*([.E20]-[.F29]))/10" office:value-type="float" office:value="0.102201" calcext:value-type="float">
            <text:p>0.102201</text:p>
          </table:table-cell>
          <table:table-cell table:formula="of:=[.F29]/SQRT([.G29])" office:value-type="float" office:value="-0.228346988033053" calcext:value-type="float">
            <text:p>-0.228346988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office:value-type="float" office:value="0" calcext:value-type="float">
            <text:p>0</text:p>
          </table:table-cell>
          <table:table-cell table:formula="of:=[.C30]-[.D30]" office:value-type="float" office:value="-0.700000000000003" calcext:value-type="float">
            <text:p>-0.7000</text:p>
          </table:table-cell>
          <table:table-cell table:formula="of:=AVERAGE([.E21:.E30])" office:value-type="float" office:value="-0.155" calcext:value-type="float">
            <text:p>-0.1550</text:p>
          </table:table-cell>
          <table:table-cell table:formula="of:=(([.E30]-[.F30])*([.E30]-[.F30])+([.E29]-[.F30])*([.E29]-[.F30])+([.E28]-[.F30])*([.E28]-[.F30])+([.E27]-[.F30])*([.E27]-[.F30])+([.E26]-[.F30])*([.E26]-[.F30])+([.E25]-[.F30])*([.E25]-[.F30])+([.E24]-[.F30])*([.E24]-[.F30])+([.E23]-[.F30])*([.E23]-[.F30])+([.E22]-[.F30])*([.E22]-[.F30])+([.E21]-[.F30])*([.E21]-[.F30]))/10" office:value-type="float" office:value="0.131065" calcext:value-type="float">
            <text:p>0.131065</text:p>
          </table:table-cell>
          <table:table-cell table:formula="of:=[.F30]/SQRT([.G30])" office:value-type="float" office:value="-0.428142491712136" calcext:value-type="float">
            <text:p>-0.4281424917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office:value-type="float" office:value="0" calcext:value-type="float">
            <text:p>0</text:p>
          </table:table-cell>
          <table:table-cell table:formula="of:=[.C31]-[.D31]" office:value-type="float" office:value="-0.229999999999997" calcext:value-type="float">
            <text:p>-0.2300</text:p>
          </table:table-cell>
          <table:table-cell table:formula="of:=AVERAGE([.E22:.E31])" office:value-type="float" office:value="-0.146" calcext:value-type="float">
            <text:p>-0.1460</text:p>
          </table:table-cell>
          <table:table-cell table:formula="of:=(([.E31]-[.F31])*([.E31]-[.F31])+([.E30]-[.F31])*([.E30]-[.F31])+([.E29]-[.F31])*([.E29]-[.F31])+([.E28]-[.F31])*([.E28]-[.F31])+([.E27]-[.F31])*([.E27]-[.F31])+([.E26]-[.F31])*([.E26]-[.F31])+([.E25]-[.F31])*([.E25]-[.F31])+([.E24]-[.F31])*([.E24]-[.F31])+([.E23]-[.F31])*([.E23]-[.F31])+([.E22]-[.F31])*([.E22]-[.F31]))/10" office:value-type="float" office:value="0.128824" calcext:value-type="float">
            <text:p>0.128824</text:p>
          </table:table-cell>
          <table:table-cell table:formula="of:=[.F31]/SQRT([.G31])" office:value-type="float" office:value="-0.40677519863486" calcext:value-type="float">
            <text:p>-0.4067751986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ulti_dim" table:style-name="ta1">
        <table:table-column table:style-name="co1" table:default-cell-style-name="ce1"/>
        <table:table-column table:style-name="co9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ce2"/>
        <table:table-column table:style-name="co11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column table:style-name="co12" table:default-cell-style-name="Default"/>
        <table:table-column table:style-name="co8" table:number-columns-repeated="2" table:default-cell-style-name="ce2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 0</text:p>
          </table:table-cell>
          <table:table-cell office:value-type="string" calcext:value-type="string">
            <text:p>Risk free rate 0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R10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 1</text:p>
          </table:table-cell>
          <table:table-cell office:value-type="string" calcext:value-type="string">
            <text:p>Risk free rate 1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R10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6"/>
          <table:table-cell office:value-type="float" office:value="30.5" calcext:value-type="float">
            <text:p>3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.002" calcext:value-type="float">
            <text:p>0.002</text:p>
          </table:table-cell>
          <table:table-cell table:formula="of:=[.C3]-[.D3]" office:value-type="float" office:value="-0.0819999999999983" calcext:value-type="float">
            <text:p>-0.082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I3]-[.I2]" office:value-type="float" office:value="0.5" calcext:value-type="float">
            <text:p>0.5000</text:p>
          </table:table-cell>
          <table:table-cell office:value-type="float" office:value="0.002" calcext:value-type="float">
            <text:p>0.002</text:p>
          </table:table-cell>
          <table:table-cell table:formula="of:=[.J3]-[.K3]" office:value-type="float" office:value="0.498" calcext:value-type="float">
            <text:p>0.4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.001" calcext:value-type="float">
            <text:p>0.001</text:p>
          </table:table-cell>
          <table:table-cell table:formula="of:=[.C4]-[.D4]" office:value-type="float" office:value="-0.111000000000003" calcext:value-type="float">
            <text:p>-0.111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I4]-[.I3]" office:value-type="float" office:value="1" calcext:value-type="float">
            <text:p>1.0000</text:p>
          </table:table-cell>
          <table:table-cell office:value-type="float" office:value="0.001" calcext:value-type="float">
            <text:p>0.001</text:p>
          </table:table-cell>
          <table:table-cell table:formula="of:=[.J4]-[.K4]" office:value-type="float" office:value="0.999" calcext:value-type="float">
            <text:p>0.9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0.0900000000000034" calcext:value-type="float">
            <text:p>0.0900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table:formula="of:=[.I5]-[.I4]" office:value-type="float" office:value="1.5" calcext:value-type="float">
            <text:p>1.5000</text:p>
          </table:table-cell>
          <table:table-cell office:value-type="float" office:value="0" calcext:value-type="float">
            <text:p>0</text:p>
          </table:table-cell>
          <table:table-cell table:formula="of:=[.J5]-[.K5]" office:value-type="float" office:value="1.5" calcext:value-type="float">
            <text:p>1.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-0.001" calcext:value-type="float">
            <text:p>-0.001</text:p>
          </table:table-cell>
          <table:table-cell table:formula="of:=[.C6]-[.D6]" office:value-type="float" office:value="0.010999999999998" calcext:value-type="float">
            <text:p>0.0110</text:p>
          </table:table-cell>
          <table:table-cell table:number-columns-repeated="3"/>
          <table:table-cell office:value-type="float" office:value="33.4" calcext:value-type="float">
            <text:p>33.4</text:p>
          </table:table-cell>
          <table:table-cell table:formula="of:=[.I6]-[.I5]" office:value-type="float" office:value="-0.100000000000001" calcext:value-type="float">
            <text:p>-0.1000</text:p>
          </table:table-cell>
          <table:table-cell office:value-type="float" office:value="-0.001" calcext:value-type="float">
            <text:p>-0.001</text:p>
          </table:table-cell>
          <table:table-cell table:formula="of:=[.J6]-[.K6]" office:value-type="float" office:value="-0.0990000000000014" calcext:value-type="float">
            <text:p>-0.0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-0.002" calcext:value-type="float">
            <text:p>-0.002</text:p>
          </table:table-cell>
          <table:table-cell table:formula="of:=[.C7]-[.D7]" office:value-type="float" office:value="-0.0480000000000007" calcext:value-type="float">
            <text:p>-0.048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I7]-[.I6]" office:value-type="float" office:value="-0.399999999999999" calcext:value-type="float">
            <text:p>-0.4000</text:p>
          </table:table-cell>
          <table:table-cell office:value-type="float" office:value="-0.002" calcext:value-type="float">
            <text:p>-0.002</text:p>
          </table:table-cell>
          <table:table-cell table:formula="of:=[.J7]-[.K7]" office:value-type="float" office:value="-0.397999999999999" calcext:value-type="float">
            <text:p>-0.3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-0.003" calcext:value-type="float">
            <text:p>-0.003</text:p>
          </table:table-cell>
          <table:table-cell table:formula="of:=[.C8]-[.D8]" office:value-type="float" office:value="0.103000000000001" calcext:value-type="float">
            <text:p>0.1030</text:p>
          </table:table-cell>
          <table:table-cell table:number-columns-repeated="3"/>
          <table:table-cell office:value-type="float" office:value="31.6" calcext:value-type="float">
            <text:p>31.6</text:p>
          </table:table-cell>
          <table:table-cell table:formula="of:=[.I8]-[.I7]" office:value-type="float" office:value="-1.4" calcext:value-type="float">
            <text:p>-1.4000</text:p>
          </table:table-cell>
          <table:table-cell office:value-type="float" office:value="-0.003" calcext:value-type="float">
            <text:p>-0.003</text:p>
          </table:table-cell>
          <table:table-cell table:formula="of:=[.J8]-[.K8]" office:value-type="float" office:value="-1.397" calcext:value-type="float">
            <text:p>-1.3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-0.004" calcext:value-type="float">
            <text:p>-0.004</text:p>
          </table:table-cell>
          <table:table-cell table:formula="of:=[.C9]-[.D9]" office:value-type="float" office:value="0.203999999999999" calcext:value-type="float">
            <text:p>0.2040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table:formula="of:=[.I9]-[.I8]" office:value-type="float" office:value="-1.1" calcext:value-type="float">
            <text:p>-1.1000</text:p>
          </table:table-cell>
          <table:table-cell office:value-type="float" office:value="-0.004" calcext:value-type="float">
            <text:p>-0.004</text:p>
          </table:table-cell>
          <table:table-cell table:formula="of:=[.J9]-[.K9]" office:value-type="float" office:value="-1.096" calcext:value-type="float">
            <text:p>-1.0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-0.005" calcext:value-type="float">
            <text:p>-0.005</text:p>
          </table:table-cell>
          <table:table-cell table:formula="of:=[.C10]-[.D10]" office:value-type="float" office:value="-0.185000000000001" calcext:value-type="float">
            <text:p>-0.1850</text:p>
          </table:table-cell>
          <table:table-cell table:number-columns-repeated="3"/>
          <table:table-cell office:value-type="float" office:value="30.2" calcext:value-type="float">
            <text:p>30.2</text:p>
          </table:table-cell>
          <table:table-cell table:formula="of:=[.I10]-[.I9]" office:value-type="float" office:value="-0.300000000000001" calcext:value-type="float">
            <text:p>-0.3000</text:p>
          </table:table-cell>
          <table:table-cell office:value-type="float" office:value="-0.005" calcext:value-type="float">
            <text:p>-0.005</text:p>
          </table:table-cell>
          <table:table-cell table:formula="of:=[.J10]-[.K10]" office:value-type="float" office:value="-0.295000000000001" calcext:value-type="float">
            <text:p>-0.2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-0.006" calcext:value-type="float">
            <text:p>-0.006</text:p>
          </table:table-cell>
          <table:table-cell table:formula="of:=[.C11]-[.D11]" office:value-type="float" office:value="0.0560000000000007" calcext:value-type="float">
            <text:p>0.0560</text:p>
          </table:table-cell>
          <table:table-cell table:number-columns-repeated="3"/>
          <table:table-cell office:value-type="float" office:value="32.3" calcext:value-type="float">
            <text:p>32.3</text:p>
          </table:table-cell>
          <table:table-cell table:formula="of:=[.I11]-[.I10]" office:value-type="float" office:value="2.1" calcext:value-type="float">
            <text:p>2.1000</text:p>
          </table:table-cell>
          <table:table-cell office:value-type="float" office:value="-0.006" calcext:value-type="float">
            <text:p>-0.006</text:p>
          </table:table-cell>
          <table:table-cell table:formula="of:=[.J11]-[.K11]" office:value-type="float" office:value="2.106" calcext:value-type="float">
            <text:p>2.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office:value-type="float" office:value="-0.007" calcext:value-type="float">
            <text:p>-0.007</text:p>
          </table:table-cell>
          <table:table-cell table:formula="of:=[.C12]-[.D12]" office:value-type="float" office:value="-0.133000000000001" calcext:value-type="float">
            <text:p>-0.1330</text:p>
          </table:table-cell>
          <table:table-cell table:formula="of:=AVERAGE([.E3:.E12])" office:value-type="float" office:value="-0.0095000000000001" calcext:value-type="float">
            <text:p>-0.0095</text:p>
          </table:table-cell>
          <table:table-cell table:formula="of:=(([.E12]-[.F12])*([.E12]-[.F12])+([.E11]-[.F12])*([.E11]-[.F12])+([.E10]-[.F12])*([.E10]-[.F12])+([.E9]-[.F12])*([.E9]-[.F12])+([.E8]-[.F12])*([.E8]-[.F12])+([.E7]-[.F12])*([.E7]-[.F12])+([.E6]-[.F12])*([.E6]-[.F12])+([.E5]-[.F12])*([.E5]-[.F12])+([.E4]-[.F12])*([.E4]-[.F12])+([.E3]-[.F12])*([.E3]-[.F12]))/10" office:value-type="float" office:value="0.0135942500000002" calcext:value-type="float">
            <text:p>0.01359425</text:p>
          </table:table-cell>
          <table:table-cell table:formula="of:=[.F12]/SQRT([.G12])" office:value-type="float" office:value="-0.0814790541960869" calcext:value-type="float">
            <text:p>-0.0814790542</text:p>
          </table:table-cell>
          <table:table-cell office:value-type="float" office:value="33" calcext:value-type="float">
            <text:p>33</text:p>
          </table:table-cell>
          <table:table-cell table:formula="of:=[.I12]-[.I11]" office:value-type="float" office:value="0.700000000000003" calcext:value-type="float">
            <text:p>0.7000</text:p>
          </table:table-cell>
          <table:table-cell office:value-type="float" office:value="-0.007" calcext:value-type="float">
            <text:p>-0.007</text:p>
          </table:table-cell>
          <table:table-cell table:formula="of:=[.J12]-[.K12]" office:value-type="float" office:value="0.707000000000003" calcext:value-type="float">
            <text:p>0.7070</text:p>
          </table:table-cell>
          <table:table-cell table:formula="of:=AVERAGE([.L3:.L12])" office:value-type="float" office:value="0.2525" calcext:value-type="float">
            <text:p>0.2525</text:p>
          </table:table-cell>
          <table:table-cell table:formula="of:=(([.L12]-[.M12])*([.L12]-[.M12])+([.L11]-[.M12])*([.L11]-[.M12])+([.L10]-[.M12])*([.L10]-[.M12])+([.L9]-[.M12])*([.L9]-[.M12])+([.L8]-[.M12])*([.L8]-[.M12])+([.L7]-[.M12])*([.L7]-[.M12])+([.L6]-[.M12])*([.L6]-[.M12])+([.L5]-[.M12])*([.L5]-[.M12])+([.L4]-[.M12])*([.L4]-[.M12])+([.L3]-[.M12])*([.L3]-[.M12]))/10" office:value-type="float" office:value="1.12015825" calcext:value-type="float">
            <text:p>1.12015825</text:p>
          </table:table-cell>
          <table:table-cell table:formula="of:=[.M12]/SQRT([.N12])" office:value-type="float" office:value="0.238573219623466" calcext:value-type="float">
            <text:p>0.238573219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office:value-type="float" office:value="-0.008" calcext:value-type="float">
            <text:p>-0.008</text:p>
          </table:table-cell>
          <table:table-cell table:formula="of:=[.C13]-[.D13]" office:value-type="float" office:value="0.248000000000002" calcext:value-type="float">
            <text:p>0.2480</text:p>
          </table:table-cell>
          <table:table-cell table:formula="of:=AVERAGE([.E4:.E13])" office:value-type="float" office:value="0.0234999999999999" calcext:value-type="float">
            <text:p>0.0235</text:p>
          </table:table-cell>
          <table:table-cell table:formula="of:=(([.E13]-[.F13])*([.E13]-[.F13])+([.E12]-[.F13])*([.E12]-[.F13])+([.E11]-[.F13])*([.E11]-[.F13])+([.E10]-[.F13])*([.E10]-[.F13])+([.E9]-[.F13])*([.E9]-[.F13])+([.E8]-[.F13])*([.E8]-[.F13])+([.E7]-[.F13])*([.E7]-[.F13])+([.E6]-[.F13])*([.E6]-[.F13])+([.E5]-[.F13])*([.E5]-[.F13])+([.E4]-[.F13])*([.E4]-[.F13]))/10" office:value-type="float" office:value="0.0186102500000003" calcext:value-type="float">
            <text:p>0.01861025</text:p>
          </table:table-cell>
          <table:table-cell table:formula="of:=[.F13]/SQRT([.G13])" office:value-type="float" office:value="0.17226290177502" calcext:value-type="float">
            <text:p>0.1722629018</text:p>
          </table:table-cell>
          <table:table-cell office:value-type="float" office:value="33.6" calcext:value-type="float">
            <text:p>33.6</text:p>
          </table:table-cell>
          <table:table-cell table:formula="of:=[.I13]-[.I12]" office:value-type="float" office:value="0.600000000000001" calcext:value-type="float">
            <text:p>0.6000</text:p>
          </table:table-cell>
          <table:table-cell office:value-type="float" office:value="-0.008" calcext:value-type="float">
            <text:p>-0.008</text:p>
          </table:table-cell>
          <table:table-cell table:formula="of:=[.J13]-[.K13]" office:value-type="float" office:value="0.608000000000001" calcext:value-type="float">
            <text:p>0.6080</text:p>
          </table:table-cell>
          <table:table-cell table:formula="of:=AVERAGE([.L4:.L13])" office:value-type="float" office:value="0.2635" calcext:value-type="float">
            <text:p>0.2635</text:p>
          </table:table-cell>
          <table:table-cell table:formula="of:=(([.L13]-[.M13])*([.L13]-[.M13])+([.L12]-[.M13])*([.L12]-[.M13])+([.L11]-[.M13])*([.L11]-[.M13])+([.L10]-[.M13])*([.L10]-[.M13])+([.L9]-[.M13])*([.L9]-[.M13])+([.L8]-[.M13])*([.L8]-[.M13])+([.L7]-[.M13])*([.L7]-[.M13])+([.L6]-[.M13])*([.L6]-[.M13])+([.L5]-[.M13])*([.L5]-[.M13])+([.L4]-[.M13])*([.L4]-[.M13]))/10" office:value-type="float" office:value="1.12664825" calcext:value-type="float">
            <text:p>1.12664825</text:p>
          </table:table-cell>
          <table:table-cell table:formula="of:=[.M13]/SQRT([.N13])" office:value-type="float" office:value="0.248248393278186" calcext:value-type="float">
            <text:p>0.2482483933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office:value-type="float" office:value="-0.009" calcext:value-type="float">
            <text:p>-0.009</text:p>
          </table:table-cell>
          <table:table-cell table:formula="of:=[.C14]-[.D14]" office:value-type="float" office:value="-0.00100000000000156" calcext:value-type="float">
            <text:p>-0.0010</text:p>
          </table:table-cell>
          <table:table-cell table:formula="of:=AVERAGE([.E5:.E14])" office:value-type="float" office:value="0.0345000000000001" calcext:value-type="float">
            <text:p>0.0345</text:p>
          </table:table-cell>
          <table:table-cell table:formula="of:=(([.E14]-[.F14])*([.E14]-[.F14])+([.E13]-[.F14])*([.E13]-[.F14])+([.E12]-[.F14])*([.E12]-[.F14])+([.E11]-[.F14])*([.E11]-[.F14])+([.E10]-[.F14])*([.E10]-[.F14])+([.E9]-[.F14])*([.E9]-[.F14])+([.E8]-[.F14])*([.E8]-[.F14])+([.E7]-[.F14])*([.E7]-[.F14])+([.E6]-[.F14])*([.E6]-[.F14])+([.E5]-[.F14])*([.E5]-[.F14]))/10" office:value-type="float" office:value="0.0167402500000002" calcext:value-type="float">
            <text:p>0.01674025</text:p>
          </table:table-cell>
          <table:table-cell table:formula="of:=[.F14]/SQRT([.G14])" office:value-type="float" office:value="0.266647873971307" calcext:value-type="float">
            <text:p>0.266647874</text:p>
          </table:table-cell>
          <table:table-cell office:value-type="float" office:value="33.8" calcext:value-type="float">
            <text:p>33.8</text:p>
          </table:table-cell>
          <table:table-cell table:formula="of:=[.I14]-[.I13]" office:value-type="float" office:value="0.199999999999996" calcext:value-type="float">
            <text:p>0.2000</text:p>
          </table:table-cell>
          <table:table-cell office:value-type="float" office:value="-0.009" calcext:value-type="float">
            <text:p>-0.009</text:p>
          </table:table-cell>
          <table:table-cell table:formula="of:=[.J14]-[.K14]" office:value-type="float" office:value="0.208999999999996" calcext:value-type="float">
            <text:p>0.2090</text:p>
          </table:table-cell>
          <table:table-cell table:formula="of:=AVERAGE([.L5:.L14])" office:value-type="float" office:value="0.1845" calcext:value-type="float">
            <text:p>0.1845</text:p>
          </table:table-cell>
          <table:table-cell table:formula="of:=(([.L14]-[.M14])*([.L14]-[.M14])+([.L13]-[.M14])*([.L13]-[.M14])+([.L12]-[.M14])*([.L12]-[.M14])+([.L11]-[.M14])*([.L11]-[.M14])+([.L10]-[.M14])*([.L10]-[.M14])+([.L9]-[.M14])*([.L9]-[.M14])+([.L8]-[.M14])*([.L8]-[.M14])+([.L7]-[.M14])*([.L7]-[.M14])+([.L6]-[.M14])*([.L6]-[.M14])+([.L5]-[.M14])*([.L5]-[.M14]))/10" office:value-type="float" office:value="1.06660825" calcext:value-type="float">
            <text:p>1.06660825</text:p>
          </table:table-cell>
          <table:table-cell table:formula="of:=[.M14]/SQRT([.N14])" office:value-type="float" office:value="0.178646248747528" calcext:value-type="float">
            <text:p>0.1786462487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office:value-type="float" office:value="-0.01" calcext:value-type="float">
            <text:p>-0.01</text:p>
          </table:table-cell>
          <table:table-cell table:formula="of:=[.C15]-[.D15]" office:value-type="float" office:value="0.24" calcext:value-type="float">
            <text:p>0.2400</text:p>
          </table:table-cell>
          <table:table-cell table:formula="of:=AVERAGE([.E6:.E15])" office:value-type="float" office:value="0.0494999999999998" calcext:value-type="float">
            <text:p>0.0495</text:p>
          </table:table-cell>
          <table:table-cell table:formula="of:=(([.E15]-[.F15])*([.E15]-[.F15])+([.E14]-[.F15])*([.E14]-[.F15])+([.E13]-[.F15])*([.E13]-[.F15])+([.E12]-[.F15])*([.E12]-[.F15])+([.E11]-[.F15])*([.E11]-[.F15])+([.E10]-[.F15])*([.E10]-[.F15])+([.E9]-[.F15])*([.E9]-[.F15])+([.E8]-[.F15])*([.E8]-[.F15])+([.E7]-[.F15])*([.E7]-[.F15])+([.E6]-[.F15])*([.E6]-[.F15]))/10" office:value-type="float" office:value="0.0204302500000002" calcext:value-type="float">
            <text:p>0.02043025</text:p>
          </table:table-cell>
          <table:table-cell table:formula="of:=[.F15]/SQRT([.G15])" office:value-type="float" office:value="0.346312652241623" calcext:value-type="float">
            <text:p>0.3463126522</text:p>
          </table:table-cell>
          <table:table-cell office:value-type="float" office:value="34" calcext:value-type="float">
            <text:p>34</text:p>
          </table:table-cell>
          <table:table-cell table:formula="of:=[.I15]-[.I14]" office:value-type="float" office:value="0.200000000000003" calcext:value-type="float">
            <text:p>0.2000</text:p>
          </table:table-cell>
          <table:table-cell office:value-type="float" office:value="-0.01" calcext:value-type="float">
            <text:p>-0.01</text:p>
          </table:table-cell>
          <table:table-cell table:formula="of:=[.J15]-[.K15]" office:value-type="float" office:value="0.210000000000003" calcext:value-type="float">
            <text:p>0.2100</text:p>
          </table:table-cell>
          <table:table-cell table:formula="of:=AVERAGE([.L6:.L15])" office:value-type="float" office:value="0.0555" calcext:value-type="float">
            <text:p>0.0555</text:p>
          </table:table-cell>
          <table:table-cell table:formula="of:=(([.L15]-[.M15])*([.L15]-[.M15])+([.L14]-[.M15])*([.L14]-[.M15])+([.L13]-[.M15])*([.L13]-[.M15])+([.L12]-[.M15])*([.L12]-[.M15])+([.L11]-[.M15])*([.L11]-[.M15])+([.L10]-[.M15])*([.L10]-[.M15])+([.L9]-[.M15])*([.L9]-[.M15])+([.L8]-[.M15])*([.L8]-[.M15])+([.L7]-[.M15])*([.L7]-[.M15])+([.L6]-[.M15])*([.L6]-[.M15]))/10" office:value-type="float" office:value="0.876978249999999" calcext:value-type="float">
            <text:p>0.87697825</text:p>
          </table:table-cell>
          <table:table-cell table:formula="of:=[.M15]/SQRT([.N15])" office:value-type="float" office:value="0.0592650386353236" calcext:value-type="float">
            <text:p>0.0592650386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office:value-type="float" office:value="-0.011" calcext:value-type="float">
            <text:p>-0.011</text:p>
          </table:table-cell>
          <table:table-cell table:formula="of:=[.C16]-[.D16]" office:value-type="float" office:value="0.761" calcext:value-type="float">
            <text:p>0.7610</text:p>
          </table:table-cell>
          <table:table-cell table:formula="of:=AVERAGE([.E7:.E16])" office:value-type="float" office:value="0.1245" calcext:value-type="float">
            <text:p>0.1245</text:p>
          </table:table-cell>
          <table:table-cell table:formula="of:=(([.E16]-[.F16])*([.E16]-[.F16])+([.E15]-[.F16])*([.E15]-[.F16])+([.E14]-[.F16])*([.E14]-[.F16])+([.E13]-[.F16])*([.E13]-[.F16])+([.E12]-[.F16])*([.E12]-[.F16])+([.E11]-[.F16])*([.E11]-[.F16])+([.E10]-[.F16])*([.E10]-[.F16])+([.E9]-[.F16])*([.E9]-[.F16])+([.E8]-[.F16])*([.E8]-[.F16])+([.E7]-[.F16])*([.E7]-[.F16]))/10" office:value-type="float" office:value="0.0652802500000002" calcext:value-type="float">
            <text:p>0.06528025</text:p>
          </table:table-cell>
          <table:table-cell table:formula="of:=[.F16]/SQRT([.G16])" office:value-type="float" office:value="0.487279843444226" calcext:value-type="float">
            <text:p>0.4872798434</text:p>
          </table:table-cell>
          <table:table-cell office:value-type="float" office:value="36" calcext:value-type="float">
            <text:p>36</text:p>
          </table:table-cell>
          <table:table-cell table:formula="of:=[.I16]-[.I15]" office:value-type="float" office:value="2" calcext:value-type="float">
            <text:p>2.0000</text:p>
          </table:table-cell>
          <table:table-cell office:value-type="float" office:value="-0.011" calcext:value-type="float">
            <text:p>-0.011</text:p>
          </table:table-cell>
          <table:table-cell table:formula="of:=[.J16]-[.K16]" office:value-type="float" office:value="2.011" calcext:value-type="float">
            <text:p>2.0110</text:p>
          </table:table-cell>
          <table:table-cell table:formula="of:=AVERAGE([.L7:.L16])" office:value-type="float" office:value="0.2665" calcext:value-type="float">
            <text:p>0.2665</text:p>
          </table:table-cell>
          <table:table-cell table:formula="of:=(([.L16]-[.M16])*([.L16]-[.M16])+([.L15]-[.M16])*([.L15]-[.M16])+([.L14]-[.M16])*([.L14]-[.M16])+([.L13]-[.M16])*([.L13]-[.M16])+([.L12]-[.M16])*([.L12]-[.M16])+([.L11]-[.M16])*([.L11]-[.M16])+([.L10]-[.M16])*([.L10]-[.M16])+([.L9]-[.M16])*([.L9]-[.M16])+([.L8]-[.M16])*([.L8]-[.M16])+([.L7]-[.M16])*([.L7]-[.M16]))/10" office:value-type="float" office:value="1.21246825" calcext:value-type="float">
            <text:p>1.21246825</text:p>
          </table:table-cell>
          <table:table-cell table:formula="of:=[.M16]/SQRT([.N16])" office:value-type="float" office:value="0.242026001511189" calcext:value-type="float">
            <text:p>0.2420260015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office:value-type="float" office:value="-0.012" calcext:value-type="float">
            <text:p>-0.012</text:p>
          </table:table-cell>
          <table:table-cell table:formula="of:=[.C17]-[.D17]" office:value-type="float" office:value="0.702000000000001" calcext:value-type="float">
            <text:p>0.7020</text:p>
          </table:table-cell>
          <table:table-cell table:formula="of:=AVERAGE([.E8:.E17])" office:value-type="float" office:value="0.1995" calcext:value-type="float">
            <text:p>0.1995</text:p>
          </table:table-cell>
          <table:table-cell table:formula="of:=(([.E17]-[.F17])*([.E17]-[.F17])+([.E16]-[.F17])*([.E16]-[.F17])+([.E15]-[.F17])*([.E15]-[.F17])+([.E14]-[.F17])*([.E14]-[.F17])+([.E13]-[.F17])*([.E13]-[.F17])+([.E12]-[.F17])*([.E12]-[.F17])+([.E11]-[.F17])*([.E11]-[.F17])+([.E10]-[.F17])*([.E10]-[.F17])+([.E9]-[.F17])*([.E9]-[.F17])+([.E8]-[.F17])*([.E8]-[.F17]))/10" office:value-type="float" office:value="0.0900302500000003" calcext:value-type="float">
            <text:p>0.09003025</text:p>
          </table:table-cell>
          <table:table-cell table:formula="of:=[.F17]/SQRT([.G17])" office:value-type="float" office:value="0.66488827121973" calcext:value-type="float">
            <text:p>0.6648882712</text:p>
          </table:table-cell>
          <table:table-cell office:value-type="float" office:value="34.5" calcext:value-type="float">
            <text:p>34.5</text:p>
          </table:table-cell>
          <table:table-cell table:formula="of:=[.I17]-[.I16]" office:value-type="float" office:value="-1.5" calcext:value-type="float">
            <text:p>-1.5000</text:p>
          </table:table-cell>
          <table:table-cell office:value-type="float" office:value="-0.012" calcext:value-type="float">
            <text:p>-0.012</text:p>
          </table:table-cell>
          <table:table-cell table:formula="of:=[.J17]-[.K17]" office:value-type="float" office:value="-1.488" calcext:value-type="float">
            <text:p>-1.4880</text:p>
          </table:table-cell>
          <table:table-cell table:formula="of:=AVERAGE([.L8:.L17])" office:value-type="float" office:value="0.1575" calcext:value-type="float">
            <text:p>0.1575</text:p>
          </table:table-cell>
          <table:table-cell table:formula="of:=(([.L17]-[.M17])*([.L17]-[.M17])+([.L16]-[.M17])*([.L16]-[.M17])+([.L15]-[.M17])*([.L15]-[.M17])+([.L14]-[.M17])*([.L14]-[.M17])+([.L13]-[.M17])*([.L13]-[.M17])+([.L12]-[.M17])*([.L12]-[.M17])+([.L11]-[.M17])*([.L11]-[.M17])+([.L10]-[.M17])*([.L10]-[.M17])+([.L9]-[.M17])*([.L9]-[.M17])+([.L8]-[.M17])*([.L8]-[.M17]))/10" office:value-type="float" office:value="1.46425825" calcext:value-type="float">
            <text:p>1.46425825</text:p>
          </table:table-cell>
          <table:table-cell table:formula="of:=[.M17]/SQRT([.N17])" office:value-type="float" office:value="0.130158255246451" calcext:value-type="float">
            <text:p>0.1301582552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office:value-type="float" office:value="-0.013" calcext:value-type="float">
            <text:p>-0.013</text:p>
          </table:table-cell>
          <table:table-cell table:formula="of:=[.C18]-[.D18]" office:value-type="float" office:value="-0.287000000000001" calcext:value-type="float">
            <text:p>-0.2870</text:p>
          </table:table-cell>
          <table:table-cell table:formula="of:=AVERAGE([.E9:.E18])" office:value-type="float" office:value="0.1605" calcext:value-type="float">
            <text:p>0.1605</text:p>
          </table:table-cell>
          <table:table-cell table:formula="of:=(([.E18]-[.F18])*([.E18]-[.F18])+([.E17]-[.F18])*([.E17]-[.F18])+([.E16]-[.F18])*([.E16]-[.F18])+([.E15]-[.F18])*([.E15]-[.F18])+([.E14]-[.F18])*([.E14]-[.F18])+([.E13]-[.F18])*([.E13]-[.F18])+([.E12]-[.F18])*([.E12]-[.F18])+([.E11]-[.F18])*([.E11]-[.F18])+([.E10]-[.F18])*([.E10]-[.F18])+([.E9]-[.F18])*([.E9]-[.F18]))/10" office:value-type="float" office:value="0.11124625" calcext:value-type="float">
            <text:p>0.11124625</text:p>
          </table:table-cell>
          <table:table-cell table:formula="of:=[.F18]/SQRT([.G18])" office:value-type="float" office:value="0.481207454641687" calcext:value-type="float">
            <text:p>0.4812074546</text:p>
          </table:table-cell>
          <table:table-cell office:value-type="float" office:value="33.7" calcext:value-type="float">
            <text:p>33.7</text:p>
          </table:table-cell>
          <table:table-cell table:formula="of:=[.I18]-[.I17]" office:value-type="float" office:value="-0.799999999999997" calcext:value-type="float">
            <text:p>-0.8000</text:p>
          </table:table-cell>
          <table:table-cell office:value-type="float" office:value="-0.013" calcext:value-type="float">
            <text:p>-0.013</text:p>
          </table:table-cell>
          <table:table-cell table:formula="of:=[.J18]-[.K18]" office:value-type="float" office:value="-0.786999999999997" calcext:value-type="float">
            <text:p>-0.7870</text:p>
          </table:table-cell>
          <table:table-cell table:formula="of:=AVERAGE([.L9:.L18])" office:value-type="float" office:value="0.2185" calcext:value-type="float">
            <text:p>0.2185</text:p>
          </table:table-cell>
          <table:table-cell table:formula="of:=(([.L18]-[.M18])*([.L18]-[.M18])+([.L17]-[.M18])*([.L17]-[.M18])+([.L16]-[.M18])*([.L16]-[.M18])+([.L15]-[.M18])*([.L15]-[.M18])+([.L14]-[.M18])*([.L14]-[.M18])+([.L13]-[.M18])*([.L13]-[.M18])+([.L12]-[.M18])*([.L12]-[.M18])+([.L11]-[.M18])*([.L11]-[.M18])+([.L10]-[.M18])*([.L10]-[.M18])+([.L9]-[.M18])*([.L9]-[.M18]))/10" office:value-type="float" office:value="1.30809825" calcext:value-type="float">
            <text:p>1.30809825</text:p>
          </table:table-cell>
          <table:table-cell table:formula="of:=[.M18]/SQRT([.N18])" office:value-type="float" office:value="0.191043057024558" calcext:value-type="float">
            <text:p>0.191043057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office:value-type="float" office:value="-0.014" calcext:value-type="float">
            <text:p>-0.014</text:p>
          </table:table-cell>
          <table:table-cell table:formula="of:=[.C19]-[.D19]" office:value-type="float" office:value="0.0939999999999983" calcext:value-type="float">
            <text:p>0.0940</text:p>
          </table:table-cell>
          <table:table-cell table:formula="of:=AVERAGE([.E10:.E19])" office:value-type="float" office:value="0.1495" calcext:value-type="float">
            <text:p>0.1495</text:p>
          </table:table-cell>
          <table:table-cell table:formula="of:=(([.E19]-[.F19])*([.E19]-[.F19])+([.E18]-[.F19])*([.E18]-[.F19])+([.E17]-[.F19])*([.E17]-[.F19])+([.E16]-[.F19])*([.E16]-[.F19])+([.E15]-[.F19])*([.E15]-[.F19])+([.E14]-[.F19])*([.E14]-[.F19])+([.E13]-[.F19])*([.E13]-[.F19])+([.E12]-[.F19])*([.E12]-[.F19])+([.E11]-[.F19])*([.E11]-[.F19])+([.E10]-[.F19])*([.E10]-[.F19]))/10" office:value-type="float" office:value="0.11137825" calcext:value-type="float">
            <text:p>0.11137825</text:p>
          </table:table-cell>
          <table:table-cell table:formula="of:=[.F19]/SQRT([.G19])" office:value-type="float" office:value="0.447961817187819" calcext:value-type="float">
            <text:p>0.4479618172</text:p>
          </table:table-cell>
          <table:table-cell office:value-type="float" office:value="33" calcext:value-type="float">
            <text:p>33</text:p>
          </table:table-cell>
          <table:table-cell table:formula="of:=[.I19]-[.I18]" office:value-type="float" office:value="-0.700000000000003" calcext:value-type="float">
            <text:p>-0.7000</text:p>
          </table:table-cell>
          <table:table-cell office:value-type="float" office:value="-0.014" calcext:value-type="float">
            <text:p>-0.014</text:p>
          </table:table-cell>
          <table:table-cell table:formula="of:=[.J19]-[.K19]" office:value-type="float" office:value="-0.686000000000003" calcext:value-type="float">
            <text:p>-0.6860</text:p>
          </table:table-cell>
          <table:table-cell table:formula="of:=AVERAGE([.L10:.L19])" office:value-type="float" office:value="0.2595" calcext:value-type="float">
            <text:p>0.2595</text:p>
          </table:table-cell>
          <table:table-cell table:formula="of:=(([.L19]-[.M19])*([.L19]-[.M19])+([.L18]-[.M19])*([.L18]-[.M19])+([.L17]-[.M19])*([.L17]-[.M19])+([.L16]-[.M19])*([.L16]-[.M19])+([.L15]-[.M19])*([.L15]-[.M19])+([.L14]-[.M19])*([.L14]-[.M19])+([.L13]-[.M19])*([.L13]-[.M19])+([.L12]-[.M19])*([.L12]-[.M19])+([.L11]-[.M19])*([.L11]-[.M19])+([.L10]-[.M19])*([.L10]-[.M19]))/10" office:value-type="float" office:value="1.21543825" calcext:value-type="float">
            <text:p>1.21543825</text:p>
          </table:table-cell>
          <table:table-cell table:formula="of:=[.M19]/SQRT([.N19])" office:value-type="float" office:value="0.235380733794566" calcext:value-type="float">
            <text:p>0.2353807338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office:value-type="float" office:value="-0.015" calcext:value-type="float">
            <text:p>-0.015</text:p>
          </table:table-cell>
          <table:table-cell table:formula="of:=[.C20]-[.D20]" office:value-type="float" office:value="0.135000000000001" calcext:value-type="float">
            <text:p>0.1350</text:p>
          </table:table-cell>
          <table:table-cell table:formula="of:=AVERAGE([.E11:.E20])" office:value-type="float" office:value="0.1815" calcext:value-type="float">
            <text:p>0.1815</text:p>
          </table:table-cell>
          <table:table-cell table:formula="of:=(([.E20]-[.F20])*([.E20]-[.F20])+([.E19]-[.F20])*([.E19]-[.F20])+([.E18]-[.F20])*([.E18]-[.F20])+([.E17]-[.F20])*([.E17]-[.F20])+([.E16]-[.F20])*([.E16]-[.F20])+([.E15]-[.F20])*([.E15]-[.F20])+([.E14]-[.F20])*([.E14]-[.F20])+([.E13]-[.F20])*([.E13]-[.F20])+([.E12]-[.F20])*([.E12]-[.F20])+([.E11]-[.F20])*([.E11]-[.F20]))/10" office:value-type="float" office:value="0.0991862500000003" calcext:value-type="float">
            <text:p>0.09918625</text:p>
          </table:table-cell>
          <table:table-cell table:formula="of:=[.F20]/SQRT([.G20])" office:value-type="float" office:value="0.576303018002812" calcext:value-type="float">
            <text:p>0.576303018</text:p>
          </table:table-cell>
          <table:table-cell office:value-type="float" office:value="32.1" calcext:value-type="float">
            <text:p>32.1</text:p>
          </table:table-cell>
          <table:table-cell table:formula="of:=[.I20]-[.I19]" office:value-type="float" office:value="-0.899999999999999" calcext:value-type="float">
            <text:p>-0.9000</text:p>
          </table:table-cell>
          <table:table-cell office:value-type="float" office:value="-0.015" calcext:value-type="float">
            <text:p>-0.015</text:p>
          </table:table-cell>
          <table:table-cell table:formula="of:=[.J20]-[.K20]" office:value-type="float" office:value="-0.884999999999999" calcext:value-type="float">
            <text:p>-0.8850</text:p>
          </table:table-cell>
          <table:table-cell table:formula="of:=AVERAGE([.L11:.L20])" office:value-type="float" office:value="0.2005" calcext:value-type="float">
            <text:p>0.2005</text:p>
          </table:table-cell>
          <table:table-cell table:formula="of:=(([.L20]-[.M20])*([.L20]-[.M20])+([.L19]-[.M20])*([.L19]-[.M20])+([.L18]-[.M20])*([.L18]-[.M20])+([.L17]-[.M20])*([.L17]-[.M20])+([.L16]-[.M20])*([.L16]-[.M20])+([.L15]-[.M20])*([.L15]-[.M20])+([.L14]-[.M20])*([.L14]-[.M20])+([.L13]-[.M20])*([.L13]-[.M20])+([.L12]-[.M20])*([.L12]-[.M20])+([.L11]-[.M20])*([.L11]-[.M20]))/10" office:value-type="float" office:value="1.31219825" calcext:value-type="float">
            <text:p>1.31219825</text:p>
          </table:table-cell>
          <table:table-cell table:formula="of:=[.M20]/SQRT([.N20])" office:value-type="float" office:value="0.175030869341003" calcext:value-type="float">
            <text:p>0.1750308693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office:value-type="float" office:value="-0.016" calcext:value-type="float">
            <text:p>-0.016</text:p>
          </table:table-cell>
          <table:table-cell table:formula="of:=[.C21]-[.D21]" office:value-type="float" office:value="-0.304" calcext:value-type="float">
            <text:p>-0.3040</text:p>
          </table:table-cell>
          <table:table-cell table:formula="of:=AVERAGE([.E12:.E21])" office:value-type="float" office:value="0.1455" calcext:value-type="float">
            <text:p>0.1455</text:p>
          </table:table-cell>
          <table:table-cell table:formula="of:=(([.E21]-[.F21])*([.E21]-[.F21])+([.E20]-[.F21])*([.E20]-[.F21])+([.E19]-[.F21])*([.E19]-[.F21])+([.E18]-[.F21])*([.E18]-[.F21])+([.E17]-[.F21])*([.E17]-[.F21])+([.E16]-[.F21])*([.E16]-[.F21])+([.E15]-[.F21])*([.E15]-[.F21])+([.E14]-[.F21])*([.E14]-[.F21])+([.E13]-[.F21])*([.E13]-[.F21])+([.E12]-[.F21])*([.E12]-[.F21]))/10" office:value-type="float" office:value="0.11988625" calcext:value-type="float">
            <text:p>0.11988625</text:p>
          </table:table-cell>
          <table:table-cell table:formula="of:=[.F21]/SQRT([.G21])" office:value-type="float" office:value="0.420221535555006" calcext:value-type="float">
            <text:p>0.4202215356</text:p>
          </table:table-cell>
          <table:table-cell office:value-type="float" office:value="31.3" calcext:value-type="float">
            <text:p>31.3</text:p>
          </table:table-cell>
          <table:table-cell table:formula="of:=[.I21]-[.I20]" office:value-type="float" office:value="-0.800000000000001" calcext:value-type="float">
            <text:p>-0.8000</text:p>
          </table:table-cell>
          <table:table-cell office:value-type="float" office:value="-0.016" calcext:value-type="float">
            <text:p>-0.016</text:p>
          </table:table-cell>
          <table:table-cell table:formula="of:=[.J21]-[.K21]" office:value-type="float" office:value="-0.784000000000001" calcext:value-type="float">
            <text:p>-0.7840</text:p>
          </table:table-cell>
          <table:table-cell table:formula="of:=AVERAGE([.L12:.L21])" office:value-type="float" office:value="-0.0884999999999996" calcext:value-type="float">
            <text:p>-0.0885</text:p>
          </table:table-cell>
          <table:table-cell table:formula="of:=(([.L21]-[.M21])*([.L21]-[.M21])+([.L20]-[.M21])*([.L20]-[.M21])+([.L19]-[.M21])*([.L19]-[.M21])+([.L18]-[.M21])*([.L18]-[.M21])+([.L17]-[.M21])*([.L17]-[.M21])+([.L16]-[.M21])*([.L16]-[.M21])+([.L15]-[.M21])*([.L15]-[.M21])+([.L14]-[.M21])*([.L14]-[.M21])+([.L13]-[.M21])*([.L13]-[.M21])+([.L12]-[.M21])*([.L12]-[.M21]))/10" office:value-type="float" office:value="0.962508250000001" calcext:value-type="float">
            <text:p>0.96250825</text:p>
          </table:table-cell>
          <table:table-cell table:formula="of:=[.M21]/SQRT([.N21])" office:value-type="float" office:value="-0.0902071662831465" calcext:value-type="float">
            <text:p>-0.0902071663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office:value-type="float" office:value="-0.017" calcext:value-type="float">
            <text:p>-0.017</text:p>
          </table:table-cell>
          <table:table-cell table:formula="of:=[.C22]-[.D22]" office:value-type="float" office:value="0.207000000000001" calcext:value-type="float">
            <text:p>0.2070</text:p>
          </table:table-cell>
          <table:table-cell table:formula="of:=AVERAGE([.E13:.E22])" office:value-type="float" office:value="0.1795" calcext:value-type="float">
            <text:p>0.1795</text:p>
          </table:table-cell>
          <table:table-cell table:formula="of:=(([.E22]-[.F22])*([.E22]-[.F22])+([.E21]-[.F22])*([.E21]-[.F22])+([.E20]-[.F22])*([.E20]-[.F22])+([.E19]-[.F22])*([.E19]-[.F22])+([.E18]-[.F22])*([.E18]-[.F22])+([.E17]-[.F22])*([.E17]-[.F22])+([.E16]-[.F22])*([.E16]-[.F22])+([.E15]-[.F22])*([.E15]-[.F22])+([.E14]-[.F22])*([.E14]-[.F22])+([.E13]-[.F22])*([.E13]-[.F22]))/10" office:value-type="float" office:value="0.11135225" calcext:value-type="float">
            <text:p>0.11135225</text:p>
          </table:table-cell>
          <table:table-cell table:formula="of:=[.F22]/SQRT([.G22])" office:value-type="float" office:value="0.537916609593224" calcext:value-type="float">
            <text:p>0.5379166096</text:p>
          </table:table-cell>
          <table:table-cell office:value-type="float" office:value="31.2" calcext:value-type="float">
            <text:p>31.2</text:p>
          </table:table-cell>
          <table:table-cell table:formula="of:=[.I22]-[.I21]" office:value-type="float" office:value="-0.100000000000001" calcext:value-type="float">
            <text:p>-0.1000</text:p>
          </table:table-cell>
          <table:table-cell office:value-type="float" office:value="-0.017" calcext:value-type="float">
            <text:p>-0.017</text:p>
          </table:table-cell>
          <table:table-cell table:formula="of:=[.J22]-[.K22]" office:value-type="float" office:value="-0.0830000000000014" calcext:value-type="float">
            <text:p>-0.0830</text:p>
          </table:table-cell>
          <table:table-cell table:formula="of:=AVERAGE([.L13:.L22])" office:value-type="float" office:value="-0.1675" calcext:value-type="float">
            <text:p>-0.1675</text:p>
          </table:table-cell>
          <table:table-cell table:formula="of:=(([.L22]-[.M22])*([.L22]-[.M22])+([.L21]-[.M22])*([.L21]-[.M22])+([.L20]-[.M22])*([.L20]-[.M22])+([.L19]-[.M22])*([.L19]-[.M22])+([.L18]-[.M22])*([.L18]-[.M22])+([.L17]-[.M22])*([.L17]-[.M22])+([.L16]-[.M22])*([.L16]-[.M22])+([.L15]-[.M22])*([.L15]-[.M22])+([.L14]-[.M22])*([.L14]-[.M22])+([.L13]-[.M22])*([.L13]-[.M22]))/10" office:value-type="float" office:value="0.89298825" calcext:value-type="float">
            <text:p>0.89298825</text:p>
          </table:table-cell>
          <table:table-cell table:formula="of:=[.M22]/SQRT([.N22])" office:value-type="float" office:value="-0.17725232445337" calcext:value-type="float">
            <text:p>-0.1772523245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office:value-type="float" office:value="-0.018" calcext:value-type="float">
            <text:p>-0.018</text:p>
          </table:table-cell>
          <table:table-cell table:formula="of:=[.C23]-[.D23]" office:value-type="float" office:value="0.0680000000000007" calcext:value-type="float">
            <text:p>0.0680</text:p>
          </table:table-cell>
          <table:table-cell table:formula="of:=AVERAGE([.E14:.E23])" office:value-type="float" office:value="0.1615" calcext:value-type="float">
            <text:p>0.1615</text:p>
          </table:table-cell>
          <table:table-cell table:formula="of:=(([.E23]-[.F23])*([.E23]-[.F23])+([.E22]-[.F23])*([.E22]-[.F23])+([.E21]-[.F23])*([.E21]-[.F23])+([.E20]-[.F23])*([.E20]-[.F23])+([.E19]-[.F23])*([.E19]-[.F23])+([.E18]-[.F23])*([.E18]-[.F23])+([.E17]-[.F23])*([.E17]-[.F23])+([.E16]-[.F23])*([.E16]-[.F23])+([.E15]-[.F23])*([.E15]-[.F23])+([.E14]-[.F23])*([.E14]-[.F23]))/10" office:value-type="float" office:value="0.11180225" calcext:value-type="float">
            <text:p>0.11180225</text:p>
          </table:table-cell>
          <table:table-cell table:formula="of:=[.F23]/SQRT([.G23])" office:value-type="float" office:value="0.483000137959384" calcext:value-type="float">
            <text:p>0.483000138</text:p>
          </table:table-cell>
          <table:table-cell office:value-type="float" office:value="31.1" calcext:value-type="float">
            <text:p>31.1</text:p>
          </table:table-cell>
          <table:table-cell table:formula="of:=[.I23]-[.I22]" office:value-type="float" office:value="-0.0999999999999979" calcext:value-type="float">
            <text:p>-0.1000</text:p>
          </table:table-cell>
          <table:table-cell office:value-type="float" office:value="-0.018" calcext:value-type="float">
            <text:p>-0.018</text:p>
          </table:table-cell>
          <table:table-cell table:formula="of:=[.J23]-[.K23]" office:value-type="float" office:value="-0.0819999999999979" calcext:value-type="float">
            <text:p>-0.0820</text:p>
          </table:table-cell>
          <table:table-cell table:formula="of:=AVERAGE([.L14:.L23])" office:value-type="float" office:value="-0.2365" calcext:value-type="float">
            <text:p>-0.2365</text:p>
          </table:table-cell>
          <table:table-cell table:formula="of:=(([.L23]-[.M23])*([.L23]-[.M23])+([.L22]-[.M23])*([.L22]-[.M23])+([.L21]-[.M23])*([.L21]-[.M23])+([.L20]-[.M23])*([.L20]-[.M23])+([.L19]-[.M23])*([.L19]-[.M23])+([.L18]-[.M23])*([.L18]-[.M23])+([.L17]-[.M23])*([.L17]-[.M23])+([.L16]-[.M23])*([.L16]-[.M23])+([.L15]-[.M23])*([.L15]-[.M23])+([.L14]-[.M23])*([.L14]-[.M23]))/10" office:value-type="float" office:value="0.82881825" calcext:value-type="float">
            <text:p>0.82881825</text:p>
          </table:table-cell>
          <table:table-cell table:formula="of:=[.M23]/SQRT([.N23])" office:value-type="float" office:value="-0.259777475708885" calcext:value-type="float">
            <text:p>-0.2597774757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office:value-type="float" office:value="-0.019" calcext:value-type="float">
            <text:p>-0.019</text:p>
          </table:table-cell>
          <table:table-cell table:formula="of:=[.C24]-[.D24]" office:value-type="float" office:value="-0.201000000000002" calcext:value-type="float">
            <text:p>-0.2010</text:p>
          </table:table-cell>
          <table:table-cell table:formula="of:=AVERAGE([.E15:.E24])" office:value-type="float" office:value="0.1415" calcext:value-type="float">
            <text:p>0.1415</text:p>
          </table:table-cell>
          <table:table-cell table:formula="of:=(([.E24]-[.F24])*([.E24]-[.F24])+([.E23]-[.F24])*([.E23]-[.F24])+([.E22]-[.F24])*([.E22]-[.F24])+([.E21]-[.F24])*([.E21]-[.F24])+([.E20]-[.F24])*([.E20]-[.F24])+([.E19]-[.F24])*([.E19]-[.F24])+([.E18]-[.F24])*([.E18]-[.F24])+([.E17]-[.F24])*([.E17]-[.F24])+([.E16]-[.F24])*([.E16]-[.F24])+([.E15]-[.F24])*([.E15]-[.F24]))/10" office:value-type="float" office:value="0.12190225" calcext:value-type="float">
            <text:p>0.12190225</text:p>
          </table:table-cell>
          <table:table-cell table:formula="of:=[.F24]/SQRT([.G24])" office:value-type="float" office:value="0.40527571349219" calcext:value-type="float">
            <text:p>0.4052757135</text:p>
          </table:table-cell>
          <table:table-cell office:value-type="float" office:value="30.5" calcext:value-type="float">
            <text:p>30.5</text:p>
          </table:table-cell>
          <table:table-cell table:formula="of:=[.I24]-[.I23]" office:value-type="float" office:value="-0.600000000000001" calcext:value-type="float">
            <text:p>-0.6000</text:p>
          </table:table-cell>
          <table:table-cell office:value-type="float" office:value="-0.019" calcext:value-type="float">
            <text:p>-0.019</text:p>
          </table:table-cell>
          <table:table-cell table:formula="of:=[.J24]-[.K24]" office:value-type="float" office:value="-0.581000000000001" calcext:value-type="float">
            <text:p>-0.5810</text:p>
          </table:table-cell>
          <table:table-cell table:formula="of:=AVERAGE([.L15:.L24])" office:value-type="float" office:value="-0.3155" calcext:value-type="float">
            <text:p>-0.3155</text:p>
          </table:table-cell>
          <table:table-cell table:formula="of:=(([.L24]-[.M24])*([.L24]-[.M24])+([.L23]-[.M24])*([.L23]-[.M24])+([.L22]-[.M24])*([.L22]-[.M24])+([.L21]-[.M24])*([.L21]-[.M24])+([.L20]-[.M24])*([.L20]-[.M24])+([.L19]-[.M24])*([.L19]-[.M24])+([.L18]-[.M24])*([.L18]-[.M24])+([.L17]-[.M24])*([.L17]-[.M24])+([.L16]-[.M24])*([.L16]-[.M24])+([.L15]-[.M24])*([.L15]-[.M24]))/10" office:value-type="float" office:value="0.81459825" calcext:value-type="float">
            <text:p>0.81459825</text:p>
          </table:table-cell>
          <table:table-cell table:formula="of:=[.M24]/SQRT([.N24])" office:value-type="float" office:value="-0.349564746097061" calcext:value-type="float">
            <text:p>-0.3495647461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office:value-type="float" office:value="-0.02" calcext:value-type="float">
            <text:p>-0.02</text:p>
          </table:table-cell>
          <table:table-cell table:formula="of:=[.C25]-[.D25]" office:value-type="float" office:value="-0.439999999999997" calcext:value-type="float">
            <text:p>-0.4400</text:p>
          </table:table-cell>
          <table:table-cell table:formula="of:=AVERAGE([.E16:.E25])" office:value-type="float" office:value="0.0735000000000002" calcext:value-type="float">
            <text:p>0.0735</text:p>
          </table:table-cell>
          <table:table-cell table:formula="of:=(([.E25]-[.F25])*([.E25]-[.F25])+([.E24]-[.F25])*([.E24]-[.F25])+([.E23]-[.F25])*([.E23]-[.F25])+([.E22]-[.F25])*([.E22]-[.F25])+([.E21]-[.F25])*([.E21]-[.F25])+([.E20]-[.F25])*([.E20]-[.F25])+([.E19]-[.F25])*([.E19]-[.F25])+([.E18]-[.F25])*([.E18]-[.F25])+([.E17]-[.F25])*([.E17]-[.F25])+([.E16]-[.F25])*([.E16]-[.F25]))/10" office:value-type="float" office:value="0.15012225" calcext:value-type="float">
            <text:p>0.15012225</text:p>
          </table:table-cell>
          <table:table-cell table:formula="of:=[.F25]/SQRT([.G25])" office:value-type="float" office:value="0.189698897407399" calcext:value-type="float">
            <text:p>0.1896988974</text:p>
          </table:table-cell>
          <table:table-cell office:value-type="float" office:value="30.2" calcext:value-type="float">
            <text:p>30.2</text:p>
          </table:table-cell>
          <table:table-cell table:formula="of:=[.I25]-[.I24]" office:value-type="float" office:value="-0.300000000000001" calcext:value-type="float">
            <text:p>-0.3000</text:p>
          </table:table-cell>
          <table:table-cell office:value-type="float" office:value="-0.02" calcext:value-type="float">
            <text:p>-0.02</text:p>
          </table:table-cell>
          <table:table-cell table:formula="of:=[.J25]-[.K25]" office:value-type="float" office:value="-0.280000000000001" calcext:value-type="float">
            <text:p>-0.2800</text:p>
          </table:table-cell>
          <table:table-cell table:formula="of:=AVERAGE([.L16:.L25])" office:value-type="float" office:value="-0.3645" calcext:value-type="float">
            <text:p>-0.3645</text:p>
          </table:table-cell>
          <table:table-cell table:formula="of:=(([.L25]-[.M25])*([.L25]-[.M25])+([.L24]-[.M25])*([.L24]-[.M25])+([.L23]-[.M25])*([.L23]-[.M25])+([.L22]-[.M25])*([.L22]-[.M25])+([.L21]-[.M25])*([.L21]-[.M25])+([.L20]-[.M25])*([.L20]-[.M25])+([.L19]-[.M25])*([.L19]-[.M25])+([.L18]-[.M25])*([.L18]-[.M25])+([.L17]-[.M25])*([.L17]-[.M25])+([.L16]-[.M25])*([.L16]-[.M25]))/10" office:value-type="float" office:value="0.78470825" calcext:value-type="float">
            <text:p>0.78470825</text:p>
          </table:table-cell>
          <table:table-cell table:formula="of:=[.M25]/SQRT([.N25])" office:value-type="float" office:value="-0.411474971066946" calcext:value-type="float">
            <text:p>-0.4114749711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office:value-type="float" office:value="-0.021" calcext:value-type="float">
            <text:p>-0.021</text:p>
          </table:table-cell>
          <table:table-cell table:formula="of:=[.C26]-[.D26]" office:value-type="float" office:value="-0.0689999999999999" calcext:value-type="float">
            <text:p>-0.0690</text:p>
          </table:table-cell>
          <table:table-cell table:formula="of:=AVERAGE([.E17:.E26])" office:value-type="float" office:value="-0.00949999999999979" calcext:value-type="float">
            <text:p>-0.0095</text:p>
          </table:table-cell>
          <table:table-cell table:formula="of:=(([.E26]-[.F26])*([.E26]-[.F26])+([.E25]-[.F26])*([.E25]-[.F26])+([.E24]-[.F26])*([.E24]-[.F26])+([.E23]-[.F26])*([.E23]-[.F26])+([.E22]-[.F26])*([.E22]-[.F26])+([.E21]-[.F26])*([.E21]-[.F26])+([.E20]-[.F26])*([.E20]-[.F26])+([.E19]-[.F26])*([.E19]-[.F26])+([.E18]-[.F26])*([.E18]-[.F26])+([.E17]-[.F26])*([.E17]-[.F26]))/10" office:value-type="float" office:value="0.0979982500000001" calcext:value-type="float">
            <text:p>0.09799825</text:p>
          </table:table-cell>
          <table:table-cell table:formula="of:=[.F26]/SQRT([.G26])" office:value-type="float" office:value="-0.0303469077932399" calcext:value-type="float">
            <text:p>-0.0303469078</text:p>
          </table:table-cell>
          <table:table-cell office:value-type="float" office:value="29.5" calcext:value-type="float">
            <text:p>29.5</text:p>
          </table:table-cell>
          <table:table-cell table:formula="of:=[.I26]-[.I25]" office:value-type="float" office:value="-0.699999999999999" calcext:value-type="float">
            <text:p>-0.7000</text:p>
          </table:table-cell>
          <table:table-cell office:value-type="float" office:value="-0.021" calcext:value-type="float">
            <text:p>-0.021</text:p>
          </table:table-cell>
          <table:table-cell table:formula="of:=[.J26]-[.K26]" office:value-type="float" office:value="-0.678999999999999" calcext:value-type="float">
            <text:p>-0.6790</text:p>
          </table:table-cell>
          <table:table-cell table:formula="of:=AVERAGE([.L17:.L26])" office:value-type="float" office:value="-0.6335" calcext:value-type="float">
            <text:p>-0.6335</text:p>
          </table:table-cell>
          <table:table-cell table:formula="of:=(([.L26]-[.M26])*([.L26]-[.M26])+([.L25]-[.M26])*([.L25]-[.M26])+([.L24]-[.M26])*([.L24]-[.M26])+([.L23]-[.M26])*([.L23]-[.M26])+([.L22]-[.M26])*([.L22]-[.M26])+([.L21]-[.M26])*([.L21]-[.M26])+([.L20]-[.M26])*([.L20]-[.M26])+([.L19]-[.M26])*([.L19]-[.M26])+([.L18]-[.M26])*([.L18]-[.M26])+([.L17]-[.M26])*([.L17]-[.M26]))/10" office:value-type="float" office:value="0.15793825" calcext:value-type="float">
            <text:p>0.15793825</text:p>
          </table:table-cell>
          <table:table-cell table:formula="of:=[.M26]/SQRT([.N26])" office:value-type="float" office:value="-1.59405373939053" calcext:value-type="float">
            <text:p>-1.5940537394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office:value-type="float" office:value="-0.022" calcext:value-type="float">
            <text:p>-0.022</text:p>
          </table:table-cell>
          <table:table-cell table:formula="of:=[.C27]-[.D27]" office:value-type="float" office:value="0.251999999999997" calcext:value-type="float">
            <text:p>0.2520</text:p>
          </table:table-cell>
          <table:table-cell table:formula="of:=AVERAGE([.E18:.E27])" office:value-type="float" office:value="-0.0545000000000002" calcext:value-type="float">
            <text:p>-0.0545</text:p>
          </table:table-cell>
          <table:table-cell table:formula="of:=(([.E27]-[.F27])*([.E27]-[.F27])+([.E26]-[.F27])*([.E26]-[.F27])+([.E25]-[.F27])*([.E25]-[.F27])+([.E24]-[.F27])*([.E24]-[.F27])+([.E23]-[.F27])*([.E23]-[.F27])+([.E22]-[.F27])*([.E22]-[.F27])+([.E21]-[.F27])*([.E21]-[.F27])+([.E20]-[.F27])*([.E20]-[.F27])+([.E19]-[.F27])*([.E19]-[.F27])+([.E18]-[.F27])*([.E18]-[.F27]))/10" office:value-type="float" office:value="0.0521882499999998" calcext:value-type="float">
            <text:p>0.05218825</text:p>
          </table:table-cell>
          <table:table-cell table:formula="of:=[.F27]/SQRT([.G27])" office:value-type="float" office:value="-0.23856687140495" calcext:value-type="float">
            <text:p>-0.2385668714</text:p>
          </table:table-cell>
          <table:table-cell office:value-type="float" office:value="30.3" calcext:value-type="float">
            <text:p>30.3</text:p>
          </table:table-cell>
          <table:table-cell table:formula="of:=[.I27]-[.I26]" office:value-type="float" office:value="0.800000000000001" calcext:value-type="float">
            <text:p>0.8000</text:p>
          </table:table-cell>
          <table:table-cell office:value-type="float" office:value="-0.022" calcext:value-type="float">
            <text:p>-0.022</text:p>
          </table:table-cell>
          <table:table-cell table:formula="of:=[.J27]-[.K27]" office:value-type="float" office:value="0.822000000000001" calcext:value-type="float">
            <text:p>0.8220</text:p>
          </table:table-cell>
          <table:table-cell table:formula="of:=AVERAGE([.L18:.L27])" office:value-type="float" office:value="-0.4025" calcext:value-type="float">
            <text:p>-0.4025</text:p>
          </table:table-cell>
          <table:table-cell table:formula="of:=(([.L27]-[.M27])*([.L27]-[.M27])+([.L26]-[.M27])*([.L26]-[.M27])+([.L25]-[.M27])*([.L25]-[.M27])+([.L24]-[.M27])*([.L24]-[.M27])+([.L23]-[.M27])*([.L23]-[.M27])+([.L22]-[.M27])*([.L22]-[.M27])+([.L21]-[.M27])*([.L21]-[.M27])+([.L20]-[.M27])*([.L20]-[.M27])+([.L19]-[.M27])*([.L19]-[.M27])+([.L18]-[.M27])*([.L18]-[.M27]))/10" office:value-type="float" office:value="0.24340825" calcext:value-type="float">
            <text:p>0.24340825</text:p>
          </table:table-cell>
          <table:table-cell table:formula="of:=[.M27]/SQRT([.N27])" office:value-type="float" office:value="-0.81582730696768" calcext:value-type="float">
            <text:p>-0.815827307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office:value-type="float" office:value="-0.023" calcext:value-type="float">
            <text:p>-0.023</text:p>
          </table:table-cell>
          <table:table-cell table:formula="of:=[.C28]-[.D28]" office:value-type="float" office:value="-0.626999999999999" calcext:value-type="float">
            <text:p>-0.6270</text:p>
          </table:table-cell>
          <table:table-cell table:formula="of:=AVERAGE([.E19:.E28])" office:value-type="float" office:value="-0.0885" calcext:value-type="float">
            <text:p>-0.0885</text:p>
          </table:table-cell>
          <table:table-cell table:formula="of:=(([.E28]-[.F28])*([.E28]-[.F28])+([.E27]-[.F28])*([.E27]-[.F28])+([.E26]-[.F28])*([.E26]-[.F28])+([.E25]-[.F28])*([.E25]-[.F28])+([.E24]-[.F28])*([.E24]-[.F28])+([.E23]-[.F28])*([.E23]-[.F28])+([.E22]-[.F28])*([.E22]-[.F28])+([.E21]-[.F28])*([.E21]-[.F28])+([.E20]-[.F28])*([.E20]-[.F28])+([.E19]-[.F28])*([.E19]-[.F28]))/10" office:value-type="float" office:value="0.0784022499999996" calcext:value-type="float">
            <text:p>0.07840225</text:p>
          </table:table-cell>
          <table:table-cell table:formula="of:=[.F28]/SQRT([.G28])" office:value-type="float" office:value="-0.31606689320531" calcext:value-type="float">
            <text:p>-0.3160668932</text:p>
          </table:table-cell>
          <table:table-cell office:value-type="float" office:value="32.1" calcext:value-type="float">
            <text:p>32.1</text:p>
          </table:table-cell>
          <table:table-cell table:formula="of:=[.I28]-[.I27]" office:value-type="float" office:value="1.8" calcext:value-type="float">
            <text:p>1.8000</text:p>
          </table:table-cell>
          <table:table-cell office:value-type="float" office:value="-0.023" calcext:value-type="float">
            <text:p>-0.023</text:p>
          </table:table-cell>
          <table:table-cell table:formula="of:=[.J28]-[.K28]" office:value-type="float" office:value="1.823" calcext:value-type="float">
            <text:p>1.8230</text:p>
          </table:table-cell>
          <table:table-cell table:formula="of:=AVERAGE([.L19:.L28])" office:value-type="float" office:value="-0.1415" calcext:value-type="float">
            <text:p>-0.1415</text:p>
          </table:table-cell>
          <table:table-cell table:formula="of:=(([.L28]-[.M28])*([.L28]-[.M28])+([.L27]-[.M28])*([.L27]-[.M28])+([.L26]-[.M28])*([.L26]-[.M28])+([.L25]-[.M28])*([.L25]-[.M28])+([.L24]-[.M28])*([.L24]-[.M28])+([.L23]-[.M28])*([.L23]-[.M28])+([.L22]-[.M28])*([.L22]-[.M28])+([.L21]-[.M28])*([.L21]-[.M28])+([.L20]-[.M28])*([.L20]-[.M28])+([.L19]-[.M28])*([.L19]-[.M28]))/10" office:value-type="float" office:value="0.655788250000001" calcext:value-type="float">
            <text:p>0.65578825</text:p>
          </table:table-cell>
          <table:table-cell table:formula="of:=[.M28]/SQRT([.N28])" office:value-type="float" office:value="-0.174732875664014" calcext:value-type="float">
            <text:p>-0.1747328757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office:value-type="float" office:value="-0.024" calcext:value-type="float">
            <text:p>-0.024</text:p>
          </table:table-cell>
          <table:table-cell table:formula="of:=[.C29]-[.D29]" office:value-type="float" office:value="0.444000000000002" calcext:value-type="float">
            <text:p>0.4440</text:p>
          </table:table-cell>
          <table:table-cell table:formula="of:=AVERAGE([.E20:.E29])" office:value-type="float" office:value="-0.0534999999999997" calcext:value-type="float">
            <text:p>-0.0535</text:p>
          </table:table-cell>
          <table:table-cell table:formula="of:=(([.E29]-[.F29])*([.E29]-[.F29])+([.E28]-[.F29])*([.E28]-[.F29])+([.E27]-[.F29])*([.E27]-[.F29])+([.E26]-[.F29])*([.E26]-[.F29])+([.E25]-[.F29])*([.E25]-[.F29])+([.E24]-[.F29])*([.E24]-[.F29])+([.E23]-[.F29])*([.E23]-[.F29])+([.E22]-[.F29])*([.E22]-[.F29])+([.E21]-[.F29])*([.E21]-[.F29])+([.E20]-[.F29])*([.E20]-[.F29]))/10" office:value-type="float" office:value="0.10220225" calcext:value-type="float">
            <text:p>0.10220225</text:p>
          </table:table-cell>
          <table:table-cell table:formula="of:=[.F29]/SQRT([.G29])" office:value-type="float" office:value="-0.167349166455869" calcext:value-type="float">
            <text:p>-0.1673491665</text:p>
          </table:table-cell>
          <table:table-cell office:value-type="float" office:value="32.4" calcext:value-type="float">
            <text:p>32.4</text:p>
          </table:table-cell>
          <table:table-cell table:formula="of:=[.I29]-[.I28]" office:value-type="float" office:value="0.299999999999997" calcext:value-type="float">
            <text:p>0.3000</text:p>
          </table:table-cell>
          <table:table-cell office:value-type="float" office:value="-0.024" calcext:value-type="float">
            <text:p>-0.024</text:p>
          </table:table-cell>
          <table:table-cell table:formula="of:=[.J29]-[.K29]" office:value-type="float" office:value="0.323999999999997" calcext:value-type="float">
            <text:p>0.3240</text:p>
          </table:table-cell>
          <table:table-cell table:formula="of:=AVERAGE([.L20:.L29])" office:value-type="float" office:value="-0.0405000000000001" calcext:value-type="float">
            <text:p>-0.0405</text:p>
          </table:table-cell>
          <table:table-cell table:formula="of:=(([.L29]-[.M29])*([.L29]-[.M29])+([.L28]-[.M29])*([.L28]-[.M29])+([.L27]-[.M29])*([.L27]-[.M29])+([.L26]-[.M29])*([.L26]-[.M29])+([.L25]-[.M29])*([.L25]-[.M29])+([.L24]-[.M29])*([.L24]-[.M29])+([.L23]-[.M29])*([.L23]-[.M29])+([.L22]-[.M29])*([.L22]-[.M29])+([.L21]-[.M29])*([.L21]-[.M29])+([.L20]-[.M29])*([.L20]-[.M29]))/10" office:value-type="float" office:value="0.63760825" calcext:value-type="float">
            <text:p>0.63760825</text:p>
          </table:table-cell>
          <table:table-cell table:formula="of:=[.M29]/SQRT([.N29])" office:value-type="float" office:value="-0.0507198615449889" calcext:value-type="float">
            <text:p>-0.0507198615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office:value-type="float" office:value="-0.025" calcext:value-type="float">
            <text:p>-0.025</text:p>
          </table:table-cell>
          <table:table-cell table:formula="of:=[.C30]-[.D30]" office:value-type="float" office:value="-0.675000000000003" calcext:value-type="float">
            <text:p>-0.6750</text:p>
          </table:table-cell>
          <table:table-cell table:formula="of:=AVERAGE([.E21:.E30])" office:value-type="float" office:value="-0.1345" calcext:value-type="float">
            <text:p>-0.1345</text:p>
          </table:table-cell>
          <table:table-cell table:formula="of:=(([.E30]-[.F30])*([.E30]-[.F30])+([.E29]-[.F30])*([.E29]-[.F30])+([.E28]-[.F30])*([.E28]-[.F30])+([.E27]-[.F30])*([.E27]-[.F30])+([.E26]-[.F30])*([.E26]-[.F30])+([.E25]-[.F30])*([.E25]-[.F30])+([.E24]-[.F30])*([.E24]-[.F30])+([.E23]-[.F30])*([.E23]-[.F30])+([.E22]-[.F30])*([.E22]-[.F30])+([.E21]-[.F30])*([.E21]-[.F30]))/10" office:value-type="float" office:value="0.13071425" calcext:value-type="float">
            <text:p>0.13071425</text:p>
          </table:table-cell>
          <table:table-cell table:formula="of:=[.F30]/SQRT([.G30])" office:value-type="float" office:value="-0.37201531286253" calcext:value-type="float">
            <text:p>-0.3720153129</text:p>
          </table:table-cell>
          <table:table-cell office:value-type="float" office:value="33" calcext:value-type="float">
            <text:p>33</text:p>
          </table:table-cell>
          <table:table-cell table:formula="of:=[.I30]-[.I29]" office:value-type="float" office:value="0.600000000000001" calcext:value-type="float">
            <text:p>0.6000</text:p>
          </table:table-cell>
          <table:table-cell office:value-type="float" office:value="-0.025" calcext:value-type="float">
            <text:p>-0.025</text:p>
          </table:table-cell>
          <table:table-cell table:formula="of:=[.J30]-[.K30]" office:value-type="float" office:value="0.625000000000001" calcext:value-type="float">
            <text:p>0.6250</text:p>
          </table:table-cell>
          <table:table-cell table:formula="of:=AVERAGE([.L21:.L30])" office:value-type="float" office:value="0.1105" calcext:value-type="float">
            <text:p>0.1105</text:p>
          </table:table-cell>
          <table:table-cell table:formula="of:=(([.L30]-[.M30])*([.L30]-[.M30])+([.L29]-[.M30])*([.L29]-[.M30])+([.L28]-[.M30])*([.L28]-[.M30])+([.L27]-[.M30])*([.L27]-[.M30])+([.L26]-[.M30])*([.L26]-[.M30])+([.L25]-[.M30])*([.L25]-[.M30])+([.L24]-[.M30])*([.L24]-[.M30])+([.L23]-[.M30])*([.L23]-[.M30])+([.L22]-[.M30])*([.L22]-[.M30])+([.L21]-[.M30])*([.L21]-[.M30]))/10" office:value-type="float" office:value="0.587778250000001" calcext:value-type="float">
            <text:p>0.58777825</text:p>
          </table:table-cell>
          <table:table-cell table:formula="of:=[.M30]/SQRT([.N30])" office:value-type="float" office:value="0.144130376885257" calcext:value-type="float">
            <text:p>0.1441303769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office:value-type="float" office:value="-0.026" calcext:value-type="float">
            <text:p>-0.026</text:p>
          </table:table-cell>
          <table:table-cell table:formula="of:=[.C31]-[.D31]" office:value-type="float" office:value="-0.203999999999997" calcext:value-type="float">
            <text:p>-0.2040</text:p>
          </table:table-cell>
          <table:table-cell table:formula="of:=AVERAGE([.E22:.E31])" office:value-type="float" office:value="-0.1245" calcext:value-type="float">
            <text:p>-0.1245</text:p>
          </table:table-cell>
          <table:table-cell table:formula="of:=(([.E31]-[.F31])*([.E31]-[.F31])+([.E30]-[.F31])*([.E30]-[.F31])+([.E29]-[.F31])*([.E29]-[.F31])+([.E28]-[.F31])*([.E28]-[.F31])+([.E27]-[.F31])*([.E27]-[.F31])+([.E26]-[.F31])*([.E26]-[.F31])+([.E25]-[.F31])*([.E25]-[.F31])+([.E24]-[.F31])*([.E24]-[.F31])+([.E23]-[.F31])*([.E23]-[.F31])+([.E22]-[.F31])*([.E22]-[.F31]))/10" office:value-type="float" office:value="0.12822425" calcext:value-type="float">
            <text:p>0.12822425</text:p>
          </table:table-cell>
          <table:table-cell table:formula="of:=[.F31]/SQRT([.G31])" office:value-type="float" office:value="-0.347683649548418" calcext:value-type="float">
            <text:p>-0.3476836495</text:p>
          </table:table-cell>
          <table:table-cell office:value-type="float" office:value="33.4" calcext:value-type="float">
            <text:p>33.4</text:p>
          </table:table-cell>
          <table:table-cell table:formula="of:=[.I31]-[.I30]" office:value-type="float" office:value="0.399999999999999" calcext:value-type="float">
            <text:p>0.4000</text:p>
          </table:table-cell>
          <table:table-cell office:value-type="float" office:value="-0.026" calcext:value-type="float">
            <text:p>-0.026</text:p>
          </table:table-cell>
          <table:table-cell table:formula="of:=[.J31]-[.K31]" office:value-type="float" office:value="0.425999999999999" calcext:value-type="float">
            <text:p>0.4260</text:p>
          </table:table-cell>
          <table:table-cell table:formula="of:=AVERAGE([.L22:.L31])" office:value-type="float" office:value="0.2315" calcext:value-type="float">
            <text:p>0.2315</text:p>
          </table:table-cell>
          <table:table-cell table:formula="of:=(([.L31]-[.M31])*([.L31]-[.M31])+([.L30]-[.M31])*([.L30]-[.M31])+([.L29]-[.M31])*([.L29]-[.M31])+([.L28]-[.M31])*([.L28]-[.M31])+([.L27]-[.M31])*([.L27]-[.M31])+([.L26]-[.M31])*([.L26]-[.M31])+([.L25]-[.M31])*([.L25]-[.M31])+([.L24]-[.M31])*([.L24]-[.M31])+([.L23]-[.M31])*([.L23]-[.M31])+([.L22]-[.M31])*([.L22]-[.M31]))/10" office:value-type="float" office:value="0.50307825" calcext:value-type="float">
            <text:p>0.50307825</text:p>
          </table:table-cell>
          <table:table-cell table:formula="of:=[.M31]/SQRT([.N31])" office:value-type="float" office:value="0.326387279665309" calcext:value-type="float">
            <text:p>0.3263872797</text:p>
          </table:table-cell>
        </table:table-row>
      </table:table>
      <table:table table:name="single_dim_small_r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isk free rate</text:p>
          </table:table-cell>
          <table:table-cell office:value-type="string" calcext:value-type="string">
            <text:p>Return excess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R10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.002" calcext:value-type="float">
            <text:p>0.002</text:p>
          </table:table-cell>
          <table:table-cell table:formula="of:=[.C3]-[.D3]" office:value-type="float" office:value="-0.0819999999999983" calcext:value-type="float">
            <text:p>-0.08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.001" calcext:value-type="float">
            <text:p>0.001</text:p>
          </table:table-cell>
          <table:table-cell table:formula="of:=[.C4]-[.D4]" office:value-type="float" office:value="-0.111000000000003" calcext:value-type="float">
            <text:p>-0.11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0.0900000000000034" calcext:value-type="float">
            <text:p>0.09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-0.001" calcext:value-type="float">
            <text:p>-0.001</text:p>
          </table:table-cell>
          <table:table-cell table:formula="of:=[.C6]-[.D6]" office:value-type="float" office:value="0.010999999999998" calcext:value-type="float">
            <text:p>0.01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-0.002" calcext:value-type="float">
            <text:p>-0.002</text:p>
          </table:table-cell>
          <table:table-cell table:formula="of:=[.C7]-[.D7]" office:value-type="float" office:value="-0.0480000000000007" calcext:value-type="float">
            <text:p>-0.04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-0.003" calcext:value-type="float">
            <text:p>-0.003</text:p>
          </table:table-cell>
          <table:table-cell table:formula="of:=[.C8]-[.D8]" office:value-type="float" office:value="0.103000000000001" calcext:value-type="float">
            <text:p>0.1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-0.004" calcext:value-type="float">
            <text:p>-0.004</text:p>
          </table:table-cell>
          <table:table-cell table:formula="of:=[.C9]-[.D9]" office:value-type="float" office:value="0.203999999999999" calcext:value-type="float">
            <text:p>0.20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-0.005" calcext:value-type="float">
            <text:p>-0.005</text:p>
          </table:table-cell>
          <table:table-cell table:formula="of:=[.C10]-[.D10]" office:value-type="float" office:value="-0.185000000000001" calcext:value-type="float">
            <text:p>-0.18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-0.006" calcext:value-type="float">
            <text:p>-0.006</text:p>
          </table:table-cell>
          <table:table-cell table:formula="of:=[.C11]-[.D11]" office:value-type="float" office:value="0.0560000000000007" calcext:value-type="float">
            <text:p>0.05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office:value-type="float" office:value="-0.007" calcext:value-type="float">
            <text:p>-0.007</text:p>
          </table:table-cell>
          <table:table-cell table:formula="of:=[.C12]-[.D12]" office:value-type="float" office:value="-0.133000000000001" calcext:value-type="float">
            <text:p>-0.1330</text:p>
          </table:table-cell>
          <table:table-cell table:formula="of:=AVERAGE([.E3:.E12])" office:value-type="float" office:value="-0.0095000000000001" calcext:value-type="float">
            <text:p>-0.0095</text:p>
          </table:table-cell>
          <table:table-cell table:formula="of:=(([.E12]-[.F12])*([.E12]-[.F12])+([.E11]-[.F12])*([.E11]-[.F12])+([.E10]-[.F12])*([.E10]-[.F12])+([.E9]-[.F12])*([.E9]-[.F12])+([.E8]-[.F12])*([.E8]-[.F12])+([.E7]-[.F12])*([.E7]-[.F12])+([.E6]-[.F12])*([.E6]-[.F12])+([.E5]-[.F12])*([.E5]-[.F12])+([.E4]-[.F12])*([.E4]-[.F12])+([.E3]-[.F12])*([.E3]-[.F12]))/10" office:value-type="float" office:value="0.0135942500000002" calcext:value-type="float">
            <text:p>0.01359425</text:p>
          </table:table-cell>
          <table:table-cell table:formula="of:=[.F12]/SQRT([.G12])" office:value-type="float" office:value="-0.0814790541960869" calcext:value-type="float">
            <text:p>-0.0814790542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office:value-type="float" office:value="-0.008" calcext:value-type="float">
            <text:p>-0.008</text:p>
          </table:table-cell>
          <table:table-cell table:formula="of:=[.C13]-[.D13]" office:value-type="float" office:value="0.248000000000002" calcext:value-type="float">
            <text:p>0.2480</text:p>
          </table:table-cell>
          <table:table-cell table:formula="of:=AVERAGE([.E4:.E13])" office:value-type="float" office:value="0.0234999999999999" calcext:value-type="float">
            <text:p>0.0235</text:p>
          </table:table-cell>
          <table:table-cell table:formula="of:=(([.E13]-[.F13])*([.E13]-[.F13])+([.E12]-[.F13])*([.E12]-[.F13])+([.E11]-[.F13])*([.E11]-[.F13])+([.E10]-[.F13])*([.E10]-[.F13])+([.E9]-[.F13])*([.E9]-[.F13])+([.E8]-[.F13])*([.E8]-[.F13])+([.E7]-[.F13])*([.E7]-[.F13])+([.E6]-[.F13])*([.E6]-[.F13])+([.E5]-[.F13])*([.E5]-[.F13])+([.E4]-[.F13])*([.E4]-[.F13]))/10" office:value-type="float" office:value="0.0186102500000003" calcext:value-type="float">
            <text:p>0.01861025</text:p>
          </table:table-cell>
          <table:table-cell table:formula="of:=[.F13]/SQRT([.G13])" office:value-type="float" office:value="0.17226290177502" calcext:value-type="float">
            <text:p>0.1722629018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office:value-type="float" office:value="-0.009" calcext:value-type="float">
            <text:p>-0.009</text:p>
          </table:table-cell>
          <table:table-cell table:formula="of:=[.C14]-[.D14]" office:value-type="float" office:value="-0.00100000000000156" calcext:value-type="float">
            <text:p>-0.0010</text:p>
          </table:table-cell>
          <table:table-cell table:formula="of:=AVERAGE([.E5:.E14])" office:value-type="float" office:value="0.0345000000000001" calcext:value-type="float">
            <text:p>0.0345</text:p>
          </table:table-cell>
          <table:table-cell table:formula="of:=(([.E14]-[.F14])*([.E14]-[.F14])+([.E13]-[.F14])*([.E13]-[.F14])+([.E12]-[.F14])*([.E12]-[.F14])+([.E11]-[.F14])*([.E11]-[.F14])+([.E10]-[.F14])*([.E10]-[.F14])+([.E9]-[.F14])*([.E9]-[.F14])+([.E8]-[.F14])*([.E8]-[.F14])+([.E7]-[.F14])*([.E7]-[.F14])+([.E6]-[.F14])*([.E6]-[.F14])+([.E5]-[.F14])*([.E5]-[.F14]))/10" office:value-type="float" office:value="0.0167402500000002" calcext:value-type="float">
            <text:p>0.01674025</text:p>
          </table:table-cell>
          <table:table-cell table:formula="of:=[.F14]/SQRT([.G14])" office:value-type="float" office:value="0.266647873971307" calcext:value-type="float">
            <text:p>0.266647874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office:value-type="float" office:value="-0.01" calcext:value-type="float">
            <text:p>-0.01</text:p>
          </table:table-cell>
          <table:table-cell table:formula="of:=[.C15]-[.D15]" office:value-type="float" office:value="0.24" calcext:value-type="float">
            <text:p>0.2400</text:p>
          </table:table-cell>
          <table:table-cell table:formula="of:=AVERAGE([.E6:.E15])" office:value-type="float" office:value="0.0494999999999998" calcext:value-type="float">
            <text:p>0.0495</text:p>
          </table:table-cell>
          <table:table-cell table:formula="of:=(([.E15]-[.F15])*([.E15]-[.F15])+([.E14]-[.F15])*([.E14]-[.F15])+([.E13]-[.F15])*([.E13]-[.F15])+([.E12]-[.F15])*([.E12]-[.F15])+([.E11]-[.F15])*([.E11]-[.F15])+([.E10]-[.F15])*([.E10]-[.F15])+([.E9]-[.F15])*([.E9]-[.F15])+([.E8]-[.F15])*([.E8]-[.F15])+([.E7]-[.F15])*([.E7]-[.F15])+([.E6]-[.F15])*([.E6]-[.F15]))/10" office:value-type="float" office:value="0.0204302500000002" calcext:value-type="float">
            <text:p>0.02043025</text:p>
          </table:table-cell>
          <table:table-cell table:formula="of:=[.F15]/SQRT([.G15])" office:value-type="float" office:value="0.346312652241623" calcext:value-type="float">
            <text:p>0.3463126522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office:value-type="float" office:value="-0.011" calcext:value-type="float">
            <text:p>-0.011</text:p>
          </table:table-cell>
          <table:table-cell table:formula="of:=[.C16]-[.D16]" office:value-type="float" office:value="0.761" calcext:value-type="float">
            <text:p>0.7610</text:p>
          </table:table-cell>
          <table:table-cell table:formula="of:=AVERAGE([.E7:.E16])" office:value-type="float" office:value="0.1245" calcext:value-type="float">
            <text:p>0.1245</text:p>
          </table:table-cell>
          <table:table-cell table:formula="of:=(([.E16]-[.F16])*([.E16]-[.F16])+([.E15]-[.F16])*([.E15]-[.F16])+([.E14]-[.F16])*([.E14]-[.F16])+([.E13]-[.F16])*([.E13]-[.F16])+([.E12]-[.F16])*([.E12]-[.F16])+([.E11]-[.F16])*([.E11]-[.F16])+([.E10]-[.F16])*([.E10]-[.F16])+([.E9]-[.F16])*([.E9]-[.F16])+([.E8]-[.F16])*([.E8]-[.F16])+([.E7]-[.F16])*([.E7]-[.F16]))/10" office:value-type="float" office:value="0.0652802500000002" calcext:value-type="float">
            <text:p>0.06528025</text:p>
          </table:table-cell>
          <table:table-cell table:formula="of:=[.F16]/SQRT([.G16])" office:value-type="float" office:value="0.487279843444226" calcext:value-type="float">
            <text:p>0.4872798434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office:value-type="float" office:value="-0.012" calcext:value-type="float">
            <text:p>-0.012</text:p>
          </table:table-cell>
          <table:table-cell table:formula="of:=[.C17]-[.D17]" office:value-type="float" office:value="0.702000000000001" calcext:value-type="float">
            <text:p>0.7020</text:p>
          </table:table-cell>
          <table:table-cell table:formula="of:=AVERAGE([.E8:.E17])" office:value-type="float" office:value="0.1995" calcext:value-type="float">
            <text:p>0.1995</text:p>
          </table:table-cell>
          <table:table-cell table:formula="of:=(([.E17]-[.F17])*([.E17]-[.F17])+([.E16]-[.F17])*([.E16]-[.F17])+([.E15]-[.F17])*([.E15]-[.F17])+([.E14]-[.F17])*([.E14]-[.F17])+([.E13]-[.F17])*([.E13]-[.F17])+([.E12]-[.F17])*([.E12]-[.F17])+([.E11]-[.F17])*([.E11]-[.F17])+([.E10]-[.F17])*([.E10]-[.F17])+([.E9]-[.F17])*([.E9]-[.F17])+([.E8]-[.F17])*([.E8]-[.F17]))/10" office:value-type="float" office:value="0.0900302500000003" calcext:value-type="float">
            <text:p>0.09003025</text:p>
          </table:table-cell>
          <table:table-cell table:formula="of:=[.F17]/SQRT([.G17])" office:value-type="float" office:value="0.66488827121973" calcext:value-type="float">
            <text:p>0.6648882712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office:value-type="float" office:value="-0.013" calcext:value-type="float">
            <text:p>-0.013</text:p>
          </table:table-cell>
          <table:table-cell table:formula="of:=[.C18]-[.D18]" office:value-type="float" office:value="-0.287000000000001" calcext:value-type="float">
            <text:p>-0.2870</text:p>
          </table:table-cell>
          <table:table-cell table:formula="of:=AVERAGE([.E9:.E18])" office:value-type="float" office:value="0.1605" calcext:value-type="float">
            <text:p>0.1605</text:p>
          </table:table-cell>
          <table:table-cell table:formula="of:=(([.E18]-[.F18])*([.E18]-[.F18])+([.E17]-[.F18])*([.E17]-[.F18])+([.E16]-[.F18])*([.E16]-[.F18])+([.E15]-[.F18])*([.E15]-[.F18])+([.E14]-[.F18])*([.E14]-[.F18])+([.E13]-[.F18])*([.E13]-[.F18])+([.E12]-[.F18])*([.E12]-[.F18])+([.E11]-[.F18])*([.E11]-[.F18])+([.E10]-[.F18])*([.E10]-[.F18])+([.E9]-[.F18])*([.E9]-[.F18]))/10" office:value-type="float" office:value="0.11124625" calcext:value-type="float">
            <text:p>0.11124625</text:p>
          </table:table-cell>
          <table:table-cell table:formula="of:=[.F18]/SQRT([.G18])" office:value-type="float" office:value="0.481207454641687" calcext:value-type="float">
            <text:p>0.4812074546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office:value-type="float" office:value="-0.014" calcext:value-type="float">
            <text:p>-0.014</text:p>
          </table:table-cell>
          <table:table-cell table:formula="of:=[.C19]-[.D19]" office:value-type="float" office:value="0.0939999999999983" calcext:value-type="float">
            <text:p>0.0940</text:p>
          </table:table-cell>
          <table:table-cell table:formula="of:=AVERAGE([.E10:.E19])" office:value-type="float" office:value="0.1495" calcext:value-type="float">
            <text:p>0.1495</text:p>
          </table:table-cell>
          <table:table-cell table:formula="of:=(([.E19]-[.F19])*([.E19]-[.F19])+([.E18]-[.F19])*([.E18]-[.F19])+([.E17]-[.F19])*([.E17]-[.F19])+([.E16]-[.F19])*([.E16]-[.F19])+([.E15]-[.F19])*([.E15]-[.F19])+([.E14]-[.F19])*([.E14]-[.F19])+([.E13]-[.F19])*([.E13]-[.F19])+([.E12]-[.F19])*([.E12]-[.F19])+([.E11]-[.F19])*([.E11]-[.F19])+([.E10]-[.F19])*([.E10]-[.F19]))/10" office:value-type="float" office:value="0.11137825" calcext:value-type="float">
            <text:p>0.11137825</text:p>
          </table:table-cell>
          <table:table-cell table:formula="of:=[.F19]/SQRT([.G19])" office:value-type="float" office:value="0.447961817187819" calcext:value-type="float">
            <text:p>0.4479618172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office:value-type="float" office:value="-0.015" calcext:value-type="float">
            <text:p>-0.015</text:p>
          </table:table-cell>
          <table:table-cell table:formula="of:=[.C20]-[.D20]" office:value-type="float" office:value="0.135000000000001" calcext:value-type="float">
            <text:p>0.1350</text:p>
          </table:table-cell>
          <table:table-cell table:formula="of:=AVERAGE([.E11:.E20])" office:value-type="float" office:value="0.1815" calcext:value-type="float">
            <text:p>0.1815</text:p>
          </table:table-cell>
          <table:table-cell table:formula="of:=(([.E20]-[.F20])*([.E20]-[.F20])+([.E19]-[.F20])*([.E19]-[.F20])+([.E18]-[.F20])*([.E18]-[.F20])+([.E17]-[.F20])*([.E17]-[.F20])+([.E16]-[.F20])*([.E16]-[.F20])+([.E15]-[.F20])*([.E15]-[.F20])+([.E14]-[.F20])*([.E14]-[.F20])+([.E13]-[.F20])*([.E13]-[.F20])+([.E12]-[.F20])*([.E12]-[.F20])+([.E11]-[.F20])*([.E11]-[.F20]))/10" office:value-type="float" office:value="0.0991862500000003" calcext:value-type="float">
            <text:p>0.09918625</text:p>
          </table:table-cell>
          <table:table-cell table:formula="of:=[.F20]/SQRT([.G20])" office:value-type="float" office:value="0.576303018002812" calcext:value-type="float">
            <text:p>0.576303018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office:value-type="float" office:value="-0.016" calcext:value-type="float">
            <text:p>-0.016</text:p>
          </table:table-cell>
          <table:table-cell table:formula="of:=[.C21]-[.D21]" office:value-type="float" office:value="-0.304" calcext:value-type="float">
            <text:p>-0.3040</text:p>
          </table:table-cell>
          <table:table-cell table:formula="of:=AVERAGE([.E12:.E21])" office:value-type="float" office:value="0.1455" calcext:value-type="float">
            <text:p>0.1455</text:p>
          </table:table-cell>
          <table:table-cell table:formula="of:=(([.E21]-[.F21])*([.E21]-[.F21])+([.E20]-[.F21])*([.E20]-[.F21])+([.E19]-[.F21])*([.E19]-[.F21])+([.E18]-[.F21])*([.E18]-[.F21])+([.E17]-[.F21])*([.E17]-[.F21])+([.E16]-[.F21])*([.E16]-[.F21])+([.E15]-[.F21])*([.E15]-[.F21])+([.E14]-[.F21])*([.E14]-[.F21])+([.E13]-[.F21])*([.E13]-[.F21])+([.E12]-[.F21])*([.E12]-[.F21]))/10" office:value-type="float" office:value="0.11988625" calcext:value-type="float">
            <text:p>0.11988625</text:p>
          </table:table-cell>
          <table:table-cell table:formula="of:=[.F21]/SQRT([.G21])" office:value-type="float" office:value="0.420221535555006" calcext:value-type="float">
            <text:p>0.4202215356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office:value-type="float" office:value="-0.017" calcext:value-type="float">
            <text:p>-0.017</text:p>
          </table:table-cell>
          <table:table-cell table:formula="of:=[.C22]-[.D22]" office:value-type="float" office:value="0.207000000000001" calcext:value-type="float">
            <text:p>0.2070</text:p>
          </table:table-cell>
          <table:table-cell table:formula="of:=AVERAGE([.E13:.E22])" office:value-type="float" office:value="0.1795" calcext:value-type="float">
            <text:p>0.1795</text:p>
          </table:table-cell>
          <table:table-cell table:formula="of:=(([.E22]-[.F22])*([.E22]-[.F22])+([.E21]-[.F22])*([.E21]-[.F22])+([.E20]-[.F22])*([.E20]-[.F22])+([.E19]-[.F22])*([.E19]-[.F22])+([.E18]-[.F22])*([.E18]-[.F22])+([.E17]-[.F22])*([.E17]-[.F22])+([.E16]-[.F22])*([.E16]-[.F22])+([.E15]-[.F22])*([.E15]-[.F22])+([.E14]-[.F22])*([.E14]-[.F22])+([.E13]-[.F22])*([.E13]-[.F22]))/10" office:value-type="float" office:value="0.11135225" calcext:value-type="float">
            <text:p>0.11135225</text:p>
          </table:table-cell>
          <table:table-cell table:formula="of:=[.F22]/SQRT([.G22])" office:value-type="float" office:value="0.537916609593224" calcext:value-type="float">
            <text:p>0.5379166096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office:value-type="float" office:value="-0.018" calcext:value-type="float">
            <text:p>-0.018</text:p>
          </table:table-cell>
          <table:table-cell table:formula="of:=[.C23]-[.D23]" office:value-type="float" office:value="0.0680000000000007" calcext:value-type="float">
            <text:p>0.0680</text:p>
          </table:table-cell>
          <table:table-cell table:formula="of:=AVERAGE([.E14:.E23])" office:value-type="float" office:value="0.1615" calcext:value-type="float">
            <text:p>0.1615</text:p>
          </table:table-cell>
          <table:table-cell table:formula="of:=(([.E23]-[.F23])*([.E23]-[.F23])+([.E22]-[.F23])*([.E22]-[.F23])+([.E21]-[.F23])*([.E21]-[.F23])+([.E20]-[.F23])*([.E20]-[.F23])+([.E19]-[.F23])*([.E19]-[.F23])+([.E18]-[.F23])*([.E18]-[.F23])+([.E17]-[.F23])*([.E17]-[.F23])+([.E16]-[.F23])*([.E16]-[.F23])+([.E15]-[.F23])*([.E15]-[.F23])+([.E14]-[.F23])*([.E14]-[.F23]))/10" office:value-type="float" office:value="0.11180225" calcext:value-type="float">
            <text:p>0.11180225</text:p>
          </table:table-cell>
          <table:table-cell table:formula="of:=[.F23]/SQRT([.G23])" office:value-type="float" office:value="0.483000137959384" calcext:value-type="float">
            <text:p>0.483000138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office:value-type="float" office:value="-0.019" calcext:value-type="float">
            <text:p>-0.019</text:p>
          </table:table-cell>
          <table:table-cell table:formula="of:=[.C24]-[.D24]" office:value-type="float" office:value="-0.201000000000002" calcext:value-type="float">
            <text:p>-0.2010</text:p>
          </table:table-cell>
          <table:table-cell table:formula="of:=AVERAGE([.E15:.E24])" office:value-type="float" office:value="0.1415" calcext:value-type="float">
            <text:p>0.1415</text:p>
          </table:table-cell>
          <table:table-cell table:formula="of:=(([.E24]-[.F24])*([.E24]-[.F24])+([.E23]-[.F24])*([.E23]-[.F24])+([.E22]-[.F24])*([.E22]-[.F24])+([.E21]-[.F24])*([.E21]-[.F24])+([.E20]-[.F24])*([.E20]-[.F24])+([.E19]-[.F24])*([.E19]-[.F24])+([.E18]-[.F24])*([.E18]-[.F24])+([.E17]-[.F24])*([.E17]-[.F24])+([.E16]-[.F24])*([.E16]-[.F24])+([.E15]-[.F24])*([.E15]-[.F24]))/10" office:value-type="float" office:value="0.12190225" calcext:value-type="float">
            <text:p>0.12190225</text:p>
          </table:table-cell>
          <table:table-cell table:formula="of:=[.F24]/SQRT([.G24])" office:value-type="float" office:value="0.40527571349219" calcext:value-type="float">
            <text:p>0.4052757135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office:value-type="float" office:value="-0.02" calcext:value-type="float">
            <text:p>-0.02</text:p>
          </table:table-cell>
          <table:table-cell table:formula="of:=[.C25]-[.D25]" office:value-type="float" office:value="-0.439999999999997" calcext:value-type="float">
            <text:p>-0.4400</text:p>
          </table:table-cell>
          <table:table-cell table:formula="of:=AVERAGE([.E16:.E25])" office:value-type="float" office:value="0.0735000000000002" calcext:value-type="float">
            <text:p>0.0735</text:p>
          </table:table-cell>
          <table:table-cell table:formula="of:=(([.E25]-[.F25])*([.E25]-[.F25])+([.E24]-[.F25])*([.E24]-[.F25])+([.E23]-[.F25])*([.E23]-[.F25])+([.E22]-[.F25])*([.E22]-[.F25])+([.E21]-[.F25])*([.E21]-[.F25])+([.E20]-[.F25])*([.E20]-[.F25])+([.E19]-[.F25])*([.E19]-[.F25])+([.E18]-[.F25])*([.E18]-[.F25])+([.E17]-[.F25])*([.E17]-[.F25])+([.E16]-[.F25])*([.E16]-[.F25]))/10" office:value-type="float" office:value="0.15012225" calcext:value-type="float">
            <text:p>0.15012225</text:p>
          </table:table-cell>
          <table:table-cell table:formula="of:=[.F25]/SQRT([.G25])" office:value-type="float" office:value="0.189698897407399" calcext:value-type="float">
            <text:p>0.1896988974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office:value-type="float" office:value="-0.021" calcext:value-type="float">
            <text:p>-0.021</text:p>
          </table:table-cell>
          <table:table-cell table:formula="of:=[.C26]-[.D26]" office:value-type="float" office:value="-0.0689999999999999" calcext:value-type="float">
            <text:p>-0.0690</text:p>
          </table:table-cell>
          <table:table-cell table:formula="of:=AVERAGE([.E17:.E26])" office:value-type="float" office:value="-0.00949999999999979" calcext:value-type="float">
            <text:p>-0.0095</text:p>
          </table:table-cell>
          <table:table-cell table:formula="of:=(([.E26]-[.F26])*([.E26]-[.F26])+([.E25]-[.F26])*([.E25]-[.F26])+([.E24]-[.F26])*([.E24]-[.F26])+([.E23]-[.F26])*([.E23]-[.F26])+([.E22]-[.F26])*([.E22]-[.F26])+([.E21]-[.F26])*([.E21]-[.F26])+([.E20]-[.F26])*([.E20]-[.F26])+([.E19]-[.F26])*([.E19]-[.F26])+([.E18]-[.F26])*([.E18]-[.F26])+([.E17]-[.F26])*([.E17]-[.F26]))/10" office:value-type="float" office:value="0.0979982500000001" calcext:value-type="float">
            <text:p>0.09799825</text:p>
          </table:table-cell>
          <table:table-cell table:formula="of:=[.F26]/SQRT([.G26])" office:value-type="float" office:value="-0.0303469077932399" calcext:value-type="float">
            <text:p>-0.0303469078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office:value-type="float" office:value="-0.022" calcext:value-type="float">
            <text:p>-0.022</text:p>
          </table:table-cell>
          <table:table-cell table:formula="of:=[.C27]-[.D27]" office:value-type="float" office:value="0.251999999999997" calcext:value-type="float">
            <text:p>0.2520</text:p>
          </table:table-cell>
          <table:table-cell table:formula="of:=AVERAGE([.E18:.E27])" office:value-type="float" office:value="-0.0545000000000002" calcext:value-type="float">
            <text:p>-0.0545</text:p>
          </table:table-cell>
          <table:table-cell table:formula="of:=(([.E27]-[.F27])*([.E27]-[.F27])+([.E26]-[.F27])*([.E26]-[.F27])+([.E25]-[.F27])*([.E25]-[.F27])+([.E24]-[.F27])*([.E24]-[.F27])+([.E23]-[.F27])*([.E23]-[.F27])+([.E22]-[.F27])*([.E22]-[.F27])+([.E21]-[.F27])*([.E21]-[.F27])+([.E20]-[.F27])*([.E20]-[.F27])+([.E19]-[.F27])*([.E19]-[.F27])+([.E18]-[.F27])*([.E18]-[.F27]))/10" office:value-type="float" office:value="0.0521882499999998" calcext:value-type="float">
            <text:p>0.05218825</text:p>
          </table:table-cell>
          <table:table-cell table:formula="of:=[.F27]/SQRT([.G27])" office:value-type="float" office:value="-0.23856687140495" calcext:value-type="float">
            <text:p>-0.2385668714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office:value-type="float" office:value="-0.023" calcext:value-type="float">
            <text:p>-0.023</text:p>
          </table:table-cell>
          <table:table-cell table:formula="of:=[.C28]-[.D28]" office:value-type="float" office:value="-0.626999999999999" calcext:value-type="float">
            <text:p>-0.6270</text:p>
          </table:table-cell>
          <table:table-cell table:formula="of:=AVERAGE([.E19:.E28])" office:value-type="float" office:value="-0.0885" calcext:value-type="float">
            <text:p>-0.0885</text:p>
          </table:table-cell>
          <table:table-cell table:formula="of:=(([.E28]-[.F28])*([.E28]-[.F28])+([.E27]-[.F28])*([.E27]-[.F28])+([.E26]-[.F28])*([.E26]-[.F28])+([.E25]-[.F28])*([.E25]-[.F28])+([.E24]-[.F28])*([.E24]-[.F28])+([.E23]-[.F28])*([.E23]-[.F28])+([.E22]-[.F28])*([.E22]-[.F28])+([.E21]-[.F28])*([.E21]-[.F28])+([.E20]-[.F28])*([.E20]-[.F28])+([.E19]-[.F28])*([.E19]-[.F28]))/10" office:value-type="float" office:value="0.0784022499999996" calcext:value-type="float">
            <text:p>0.07840225</text:p>
          </table:table-cell>
          <table:table-cell table:formula="of:=[.F28]/SQRT([.G28])" office:value-type="float" office:value="-0.31606689320531" calcext:value-type="float">
            <text:p>-0.3160668932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office:value-type="float" office:value="-0.024" calcext:value-type="float">
            <text:p>-0.024</text:p>
          </table:table-cell>
          <table:table-cell table:formula="of:=[.C29]-[.D29]" office:value-type="float" office:value="0.444000000000002" calcext:value-type="float">
            <text:p>0.4440</text:p>
          </table:table-cell>
          <table:table-cell table:formula="of:=AVERAGE([.E20:.E29])" office:value-type="float" office:value="-0.0534999999999997" calcext:value-type="float">
            <text:p>-0.0535</text:p>
          </table:table-cell>
          <table:table-cell table:formula="of:=(([.E29]-[.F29])*([.E29]-[.F29])+([.E28]-[.F29])*([.E28]-[.F29])+([.E27]-[.F29])*([.E27]-[.F29])+([.E26]-[.F29])*([.E26]-[.F29])+([.E25]-[.F29])*([.E25]-[.F29])+([.E24]-[.F29])*([.E24]-[.F29])+([.E23]-[.F29])*([.E23]-[.F29])+([.E22]-[.F29])*([.E22]-[.F29])+([.E21]-[.F29])*([.E21]-[.F29])+([.E20]-[.F29])*([.E20]-[.F29]))/10" office:value-type="float" office:value="0.10220225" calcext:value-type="float">
            <text:p>0.10220225</text:p>
          </table:table-cell>
          <table:table-cell table:formula="of:=[.F29]/SQRT([.G29])" office:value-type="float" office:value="-0.167349166455869" calcext:value-type="float">
            <text:p>-0.1673491665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office:value-type="float" office:value="-0.025" calcext:value-type="float">
            <text:p>-0.025</text:p>
          </table:table-cell>
          <table:table-cell table:formula="of:=[.C30]-[.D30]" office:value-type="float" office:value="-0.675000000000003" calcext:value-type="float">
            <text:p>-0.6750</text:p>
          </table:table-cell>
          <table:table-cell table:formula="of:=AVERAGE([.E21:.E30])" office:value-type="float" office:value="-0.1345" calcext:value-type="float">
            <text:p>-0.1345</text:p>
          </table:table-cell>
          <table:table-cell table:formula="of:=(([.E30]-[.F30])*([.E30]-[.F30])+([.E29]-[.F30])*([.E29]-[.F30])+([.E28]-[.F30])*([.E28]-[.F30])+([.E27]-[.F30])*([.E27]-[.F30])+([.E26]-[.F30])*([.E26]-[.F30])+([.E25]-[.F30])*([.E25]-[.F30])+([.E24]-[.F30])*([.E24]-[.F30])+([.E23]-[.F30])*([.E23]-[.F30])+([.E22]-[.F30])*([.E22]-[.F30])+([.E21]-[.F30])*([.E21]-[.F30]))/10" office:value-type="float" office:value="0.13071425" calcext:value-type="float">
            <text:p>0.13071425</text:p>
          </table:table-cell>
          <table:table-cell table:formula="of:=[.F30]/SQRT([.G30])" office:value-type="float" office:value="-0.37201531286253" calcext:value-type="float">
            <text:p>-0.3720153129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office:value-type="float" office:value="-0.026" calcext:value-type="float">
            <text:p>-0.026</text:p>
          </table:table-cell>
          <table:table-cell table:formula="of:=[.C31]-[.D31]" office:value-type="float" office:value="-0.203999999999997" calcext:value-type="float">
            <text:p>-0.2040</text:p>
          </table:table-cell>
          <table:table-cell table:formula="of:=AVERAGE([.E22:.E31])" office:value-type="float" office:value="-0.1245" calcext:value-type="float">
            <text:p>-0.1245</text:p>
          </table:table-cell>
          <table:table-cell table:formula="of:=(([.E31]-[.F31])*([.E31]-[.F31])+([.E30]-[.F31])*([.E30]-[.F31])+([.E29]-[.F31])*([.E29]-[.F31])+([.E28]-[.F31])*([.E28]-[.F31])+([.E27]-[.F31])*([.E27]-[.F31])+([.E26]-[.F31])*([.E26]-[.F31])+([.E25]-[.F31])*([.E25]-[.F31])+([.E24]-[.F31])*([.E24]-[.F31])+([.E23]-[.F31])*([.E23]-[.F31])+([.E22]-[.F31])*([.E22]-[.F31]))/10" office:value-type="float" office:value="0.12822425" calcext:value-type="float">
            <text:p>0.12822425</text:p>
          </table:table-cell>
          <table:table-cell table:formula="of:=[.F31]/SQRT([.G31])" office:value-type="float" office:value="-0.347683649548418" calcext:value-type="float">
            <text:p>-0.3476836495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 style:data-style-name="N2" text:time-value="16:22:13.880474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17:42:36.186515563</dc:date>
    <meta:editing-duration>PT1H10M26S</meta:editing-duration>
    <meta:editing-cycles>22</meta:editing-cycles>
    <meta:generator>LibreOffice/5.1.6.2$Linux_X86_64 LibreOffice_project/10m0$Build-2</meta:generator>
    <meta:document-statistic meta:table-count="3" meta:cell-count="829" meta:object-count="0"/>
  </office:meta>
</office:document-meta>
</file>